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82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20.7846in"/>
    </style:style>
    <style:style style:name="co5" style:family="table-column">
      <style:table-column-properties fo:break-before="auto" style:column-width="11.4327in"/>
    </style:style>
    <style:style style:name="co6" style:family="table-column">
      <style:table-column-properties fo:break-before="auto" style:column-width="13.724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2.478in"/>
    </style:style>
    <style:style style:name="co9" style:family="table-column">
      <style:table-column-properties fo:break-before="auto" style:column-width="0.9173in"/>
    </style:style>
    <style:style style:name="co10" style:family="table-column">
      <style:table-column-properties fo:break-before="auto" style:column-width="1.3807in"/>
    </style:style>
    <style:style style:name="co11" style:family="table-column">
      <style:table-column-properties fo:break-before="auto" style:column-width="1.2402in"/>
    </style:style>
    <style:style style:name="co12" style:family="table-column">
      <style:table-column-properties fo:break-before="auto" style:column-width="1.5528in"/>
    </style:style>
    <style:style style:name="co13" style:family="table-column">
      <style:table-column-properties fo:break-before="auto" style:column-width="1.4126in"/>
    </style:style>
    <style:style style:name="co14" style:family="table-column">
      <style:table-column-properties fo:break-before="auto" style:column-width="4.3835in"/>
    </style:style>
    <style:style style:name="co15" style:family="table-column">
      <style:table-column-properties fo:break-before="auto" style:column-width="1.4984in"/>
    </style:style>
    <style:style style:name="co16" style:family="table-column">
      <style:table-column-properties fo:break-before="auto" style:column-width="2.7256in"/>
    </style:style>
    <style:style style:name="co17" style:family="table-column">
      <style:table-column-properties fo:break-before="auto" style:column-width="6.2339in"/>
    </style:style>
    <style:style style:name="co18" style:family="table-column">
      <style:table-column-properties fo:break-before="auto" style:column-width="0.9602in"/>
    </style:style>
    <style:style style:name="co19" style:family="table-column">
      <style:table-column-properties fo:break-before="auto" style:column-width="1.0898in"/>
    </style:style>
    <style:style style:name="co20" style:family="table-column">
      <style:table-column-properties fo:break-before="auto" style:column-width="1.3047in"/>
    </style:style>
    <style:style style:name="co21" style:family="table-column">
      <style:table-column-properties fo:break-before="auto" style:column-width="2.8764in"/>
    </style:style>
    <style:style style:name="co22" style:family="table-column">
      <style:table-column-properties fo:break-before="auto" style:column-width="1.6173in"/>
    </style:style>
    <style:style style:name="co23" style:family="table-column">
      <style:table-column-properties fo:break-before="auto" style:column-width="14.6417in"/>
    </style:style>
    <style:style style:name="co24" style:family="table-column">
      <style:table-column-properties fo:break-before="auto" style:column-width="5.0071in"/>
    </style:style>
    <style:style style:name="co25" style:family="table-column">
      <style:table-column-properties fo:break-before="auto" style:column-width="1.2516in"/>
    </style:style>
    <style:style style:name="co26" style:family="table-column">
      <style:table-column-properties fo:break-before="auto" style:column-width="2.7689in"/>
    </style:style>
    <style:style style:name="co27" style:family="table-column">
      <style:table-column-properties fo:break-before="auto" style:column-width="6.1909in"/>
    </style:style>
    <style:style style:name="co28" style:family="table-column">
      <style:table-column-properties fo:break-before="auto" style:column-width="13.6193in"/>
    </style:style>
    <style:style style:name="co29" style:family="table-column">
      <style:table-column-properties fo:break-before="auto" style:column-width="7.289in"/>
    </style:style>
    <style:style style:name="co30" style:family="table-column">
      <style:table-column-properties fo:break-before="auto" style:column-width="1.348in"/>
    </style:style>
    <style:style style:name="co31" style:family="table-column">
      <style:table-column-properties fo:break-before="auto" style:column-width="1.5744in"/>
    </style:style>
    <style:style style:name="co32" style:family="table-column">
      <style:table-column-properties fo:break-before="auto" style:column-width="1.6063in"/>
    </style:style>
    <style:style style:name="co33" style:family="table-column">
      <style:table-column-properties fo:break-before="auto" style:column-width="1.5634in"/>
    </style:style>
    <style:style style:name="co34" style:family="table-column">
      <style:table-column-properties fo:break-before="auto" style:column-width="1.1756in"/>
    </style:style>
    <style:style style:name="co35" style:family="table-column">
      <style:table-column-properties fo:break-before="auto" style:column-width="5.6311in"/>
    </style:style>
    <style:style style:name="co36" style:family="table-column">
      <style:table-column-properties fo:break-before="auto" style:column-width="13.7917in"/>
    </style:style>
    <style:style style:name="co37" style:family="table-column">
      <style:table-column-properties fo:break-before="auto" style:column-width="6.7508in"/>
    </style:style>
    <style:style style:name="co38" style:family="table-column">
      <style:table-column-properties fo:break-before="auto" style:column-width="1.4882in"/>
    </style:style>
    <style:style style:name="co39" style:family="table-column">
      <style:table-column-properties fo:break-before="auto" style:column-width="2.9409in"/>
    </style:style>
    <style:style style:name="co40" style:family="table-column">
      <style:table-column-properties fo:break-before="auto" style:column-width="19.7429in"/>
    </style:style>
    <style:style style:name="co41" style:family="table-column">
      <style:table-column-properties fo:break-before="auto" style:column-width="0.9929in"/>
    </style:style>
    <style:style style:name="co42" style:family="table-column">
      <style:table-column-properties fo:break-before="auto" style:column-width="1.4453in"/>
    </style:style>
    <style:style style:name="co43" style:family="table-column">
      <style:table-column-properties fo:break-before="auto" style:column-width="6.9335in"/>
    </style:style>
    <style:style style:name="co44" style:family="table-column">
      <style:table-column-properties fo:break-before="auto" style:column-width="0.8528in"/>
    </style:style>
    <style:style style:name="co45" style:family="table-column">
      <style:table-column-properties fo:break-before="auto" style:column-width="1.1327in"/>
    </style:style>
    <style:style style:name="co46" style:family="table-column">
      <style:table-column-properties fo:break-before="auto" style:column-width="1.7898in"/>
    </style:style>
    <style:style style:name="co47" style:family="table-column">
      <style:table-column-properties fo:break-before="auto" style:column-width="1.8756in"/>
    </style:style>
    <style:style style:name="co48" style:family="table-column">
      <style:table-column-properties fo:break-before="auto" style:column-width="3.2209in"/>
    </style:style>
    <style:style style:name="co49" style:family="table-column">
      <style:table-column-properties fo:break-before="auto" style:column-width="1.402in"/>
    </style:style>
    <style:style style:name="co50" style:family="table-column">
      <style:table-column-properties fo:break-before="auto" style:column-width="6.6327in"/>
    </style:style>
    <style:style style:name="co51" style:family="table-column">
      <style:table-column-properties fo:break-before="auto" style:column-width="19.7862in"/>
    </style:style>
    <style:style style:name="co52" style:family="table-column">
      <style:table-column-properties fo:break-before="auto" style:column-width="0.8744in"/>
    </style:style>
    <style:style style:name="co53" style:family="table-column">
      <style:table-column-properties fo:break-before="auto" style:column-width="5.9008in"/>
    </style:style>
    <style:style style:name="co54" style:family="table-column">
      <style:table-column-properties fo:break-before="auto" style:column-width="1.7035in"/>
    </style:style>
    <style:style style:name="co55" style:family="table-column">
      <style:table-column-properties fo:break-before="auto" style:column-width="1.6925in"/>
    </style:style>
    <style:style style:name="co56" style:family="table-column">
      <style:table-column-properties fo:break-before="auto" style:column-width="0.9717in"/>
    </style:style>
    <style:style style:name="co57" style:family="table-column">
      <style:table-column-properties fo:break-before="auto" style:column-width="0.8638in"/>
    </style:style>
    <style:style style:name="co58" style:family="table-column">
      <style:table-column-properties fo:break-before="auto" style:column-width="1.2299in"/>
    </style:style>
    <style:style style:name="co5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 office:value-type="string">
            <text:p>trxnStatusUtility.jsp</text:p>
          </table:table-cell>
          <table:table-cell office:value-type="string">
            <text:p>REGION</text:p>
          </table:table-cell>
          <table:table-cell office:value-type="float" office:value="382">
            <text:p>382</text:p>
          </table:table-cell>
          <table:table-cell office:value-type="string">
            <text:p><text:s text:c="28"/>table=REGION" value="REGCODE" field="REGNAME" condition=" where regtype = 'R4' ORDER BY REGNAME "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COMP</text:p>
          </table:table-cell>
          <table:table-cell office:value-type="float" office:value="429">
            <text:p>429</text:p>
          </table:table-cell>
          <table:table-cell office:value-type="string">
            <text:p><text:s text:c="60"/>+ <text:s/>INNER JOIN COMPANY C ON (C.CCODE = EA.CCODE)";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SCHMST</text:p>
          </table:table-cell>
          <table:table-cell office:value-type="float" office:value="452">
            <text:p>452</text:p>
          </table:table-cell>
          <table:table-cell office:value-type="string">
            <text:p><text:s text:c="60"/>+ <text:s/>INNER JOIN TAC_SCHMST TS ON (N.SCHCODE = TS.SCHCODE)";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COMP</text:p>
          </table:table-cell>
          <table:table-cell office:value-type="float" office:value="478">
            <text:p>478</text:p>
          </table:table-cell>
          <table:table-cell office:value-type="string">
            <text:p><text:s text:c="24"/>&lt;% String condn =WHERE PARTYCODE IN(" +request.getAttribute("PartyCode")+") AND FIRMCODE=(SELECT FIRMCODE FROM FAS.FIRM WHERE SYSDATE BETWEEN STARTDT AND ENDDT AND COMP_ID=29) <text:s/>AND IS_ACC_DISPLAY!='N' ORDER BY PARTYNAME";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FIRM</text:p>
          </table:table-cell>
          <table:table-cell office:value-type="float" office:value="478">
            <text:p>478</text:p>
          </table:table-cell>
          <table:table-cell office:value-type="string">
            <text:p><text:s text:c="24"/>&lt;% String condn =WHERE PARTYCODE IN(" +request.getAttribute("PartyCode")+") AND FIRMCODE=(SELECT FIRMCODE FROM FAS.FIRM WHERE SYSDATE BETWEEN STARTDT AND ENDDT AND COMP_ID=29) <text:s/>AND IS_ACC_DISPLAY!='N' ORDER BY PARTYNAME";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PARTY</text:p>
          </table:table-cell>
          <table:table-cell office:value-type="float" office:value="478">
            <text:p>478</text:p>
          </table:table-cell>
          <table:table-cell office:value-type="string">
            <text:p><text:s text:c="24"/>&lt;% String condn =WHERE PARTYCODE IN(" +request.getAttribute("PartyCode")+") AND FIRMCODE=(SELECT FIRMCODE FROM FAS.FIRM WHERE SYSDATE BETWEEN STARTDT AND ENDDT AND COMP_ID=29) <text:s/>AND IS_ACC_DISPLAY!='N' ORDER BY PARTYNAME";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PARTY</text:p>
          </table:table-cell>
          <table:table-cell office:value-type="float" office:value="484">
            <text:p>484</text:p>
          </table:table-cell>
          <table:table-cell office:value-type="string">
            <text:p><text:s text:c="28"/>table=PARTYMAST" value="PARTYCODE" field="PARTYNAME"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PARTYMAST</text:p>
          </table:table-cell>
          <table:table-cell office:value-type="float" office:value="484">
            <text:p>484</text:p>
          </table:table-cell>
          <table:table-cell office:value-type="string">
            <text:p><text:s text:c="28"/>table=PARTYMAST" value="PARTYCODE" field="PARTYNAME"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COMP</text:p>
          </table:table-cell>
          <table:table-cell office:value-type="float" office:value="615">
            <text:p>615</text:p>
          </table:table-cell>
          <table:table-cell office:value-type="string">
            <text:p><text:s text:c="12"/>+ <text:s/>INNER JOIN COMPANY C ON (C.CCODE = EA.CCODE)";"</text:p>
          </table:table-cell>
          <table:table-cell table:number-columns-repeated="101"/>
        </table:table-row>
        <table:table-row table:style-name="ro1">
          <table:table-cell office:value-type="string">
            <text:p>trxnStatusUtility.jsp</text:p>
          </table:table-cell>
          <table:table-cell office:value-type="string">
            <text:p>SCHMST</text:p>
          </table:table-cell>
          <table:table-cell office:value-type="float" office:value="636">
            <text:p>636</text:p>
          </table:table-cell>
          <table:table-cell office:value-type="string">
            <text:p><text:s text:c="12"/>+ <text:s/>INNER JOIN TAC_SCHMST TS ON (N.SCHCODE = TS.SCHCODE)";"</text:p>
          </table:table-cell>
          <table:table-cell table:number-columns-repeated="101"/>
        </table:table-row>
        <table:table-row table:style-name="ro1">
          <table:table-cell office:value-type="string">
            <text:p>importBankStmt.jsp</text:p>
          </table:table-cell>
          <table:table-cell office:value-type="string">
            <text:p>COMP</text:p>
          </table:table-cell>
          <table:table-cell office:value-type="float" office:value="168">
            <text:p>168</text:p>
          </table:table-cell>
          <table:table-cell office:value-type="string">
            <text:p><text:s text:c="24"/>&lt;% String condn =WHERE PARTYCODE IN(" +request.getAttribute("PartyCode")+") AND FIRMCODE=(SELECT FIRMCODE FROM FAS.FIRM WHERE SYSDATE BETWEEN STARTDT AND ENDDT AND COMP_ID=29) <text:s/>AND IS_ACC_DISPLAY!='N' ORDER BY PARTYNAME";"</text:p>
          </table:table-cell>
          <table:table-cell table:number-columns-repeated="101"/>
        </table:table-row>
        <table:table-row table:style-name="ro1">
          <table:table-cell office:value-type="string">
            <text:p>importBankStmt.jsp</text:p>
          </table:table-cell>
          <table:table-cell office:value-type="string">
            <text:p>FIRM</text:p>
          </table:table-cell>
          <table:table-cell office:value-type="float" office:value="168">
            <text:p>168</text:p>
          </table:table-cell>
          <table:table-cell office:value-type="string">
            <text:p><text:s text:c="24"/>&lt;% String condn =WHERE PARTYCODE IN(" +request.getAttribute("PartyCode")+") AND FIRMCODE=(SELECT FIRMCODE FROM FAS.FIRM WHERE SYSDATE BETWEEN STARTDT AND ENDDT AND COMP_ID=29) <text:s/>AND IS_ACC_DISPLAY!='N' ORDER BY PARTYNAME";"</text:p>
          </table:table-cell>
          <table:table-cell table:number-columns-repeated="101"/>
        </table:table-row>
        <table:table-row table:style-name="ro1">
          <table:table-cell office:value-type="string">
            <text:p>importBankStmt.jsp</text:p>
          </table:table-cell>
          <table:table-cell office:value-type="string">
            <text:p>PARTY</text:p>
          </table:table-cell>
          <table:table-cell office:value-type="float" office:value="168">
            <text:p>168</text:p>
          </table:table-cell>
          <table:table-cell office:value-type="string">
            <text:p><text:s text:c="24"/>&lt;% String condn =WHERE PARTYCODE IN(" +request.getAttribute("PartyCode")+") AND FIRMCODE=(SELECT FIRMCODE FROM FAS.FIRM WHERE SYSDATE BETWEEN STARTDT AND ENDDT AND COMP_ID=29) <text:s/>AND IS_ACC_DISPLAY!='N' ORDER BY PARTYNAME";"</text:p>
          </table:table-cell>
          <table:table-cell table:number-columns-repeated="101"/>
        </table:table-row>
        <table:table-row table:style-name="ro1">
          <table:table-cell office:value-type="string">
            <text:p>importBankStmt.jsp</text:p>
          </table:table-cell>
          <table:table-cell office:value-type="string">
            <text:p>PARTY</text:p>
          </table:table-cell>
          <table:table-cell office:value-type="float" office:value="174">
            <text:p>174</text:p>
          </table:table-cell>
          <table:table-cell office:value-type="string">
            <text:p><text:s text:c="28"/>table=PARTYMAST" value="PARTYCODE" field="PARTYNAME""</text:p>
          </table:table-cell>
          <table:table-cell table:number-columns-repeated="101"/>
        </table:table-row>
        <table:table-row table:style-name="ro1">
          <table:table-cell office:value-type="string">
            <text:p>importBankStmt.jsp</text:p>
          </table:table-cell>
          <table:table-cell office:value-type="string">
            <text:p>PARTYMAST</text:p>
          </table:table-cell>
          <table:table-cell office:value-type="float" office:value="174">
            <text:p>174</text:p>
          </table:table-cell>
          <table:table-cell office:value-type="string">
            <text:p><text:s text:c="28"/>table=PARTYMAST" value="PARTYCODE" field="PARTYNAME""</text:p>
          </table:table-cell>
          <table:table-cell table:number-columns-repeated="101"/>
        </table:table-row>
        <table:table-row table:style-name="ro1">
          <table:table-cell office:value-type="string">
            <text:p>recoBankTradingTrxn.jsp</text:p>
          </table:table-cell>
          <table:table-cell office:value-type="string">
            <text:p>COMP</text:p>
          </table:table-cell>
          <table:table-cell office:value-type="float" office:value="107">
            <text:p>107</text:p>
          </table:table-cell>
          <table:table-cell office:value-type="string">
            <text:p><text:s text:c="28"/>String <text:s/>condition = WHERE PARTYCODE IN ('"+((String)request.getAttribute("cmsBankCode")).replaceAll("</text:p>
          </table:table-cell>
          <table:table-cell office:value-type="string">
            <text:p>, '</text:p>
          </table:table-cell>
          <table:table-cell office:value-type="string">
            <text:p>")+"') AND FIRMCODE = (SELECT FIRMCODE FROM FIRM WHERE COMP_ID=29 AND SYSDATE BETWEEN STARTDT AND ENDDT AND ROWNUM &lt; 2) AND IS_ACC_DISPLAY!='N' ORDER BY PARTYNAME";"</text:p>
          </table:table-cell>
          <table:table-cell table:number-columns-repeated="99"/>
        </table:table-row>
        <table:table-row table:style-name="ro1">
          <table:table-cell office:value-type="string">
            <text:p>recoBankTradingTrxn.jsp</text:p>
          </table:table-cell>
          <table:table-cell office:value-type="string">
            <text:p>FIRM</text:p>
          </table:table-cell>
          <table:table-cell office:value-type="float" office:value="107">
            <text:p>107</text:p>
          </table:table-cell>
          <table:table-cell office:value-type="string">
            <text:p><text:s text:c="28"/>String <text:s/>condition = WHERE PARTYCODE IN ('"+((String)request.getAttribute("cmsBankCode")).replaceAll("</text:p>
          </table:table-cell>
          <table:table-cell office:value-type="string">
            <text:p>, '</text:p>
          </table:table-cell>
          <table:table-cell office:value-type="string">
            <text:p>")+"') AND FIRMCODE = (SELECT FIRMCODE FROM FIRM WHERE COMP_ID=29 AND SYSDATE BETWEEN STARTDT AND ENDDT AND ROWNUM &lt; 2) AND IS_ACC_DISPLAY!='N' ORDER BY PARTYNAME";"</text:p>
          </table:table-cell>
          <table:table-cell table:number-columns-repeated="99"/>
        </table:table-row>
        <table:table-row table:style-name="ro1">
          <table:table-cell office:value-type="string">
            <text:p>recoBankTradingTrxn.jsp</text:p>
          </table:table-cell>
          <table:table-cell office:value-type="string">
            <text:p>PARTY</text:p>
          </table:table-cell>
          <table:table-cell office:value-type="float" office:value="107">
            <text:p>107</text:p>
          </table:table-cell>
          <table:table-cell office:value-type="string">
            <text:p><text:s text:c="28"/>String <text:s/>condition = WHERE PARTYCODE IN ('"+((String)request.getAttribute("cmsBankCode")).replaceAll("</text:p>
          </table:table-cell>
          <table:table-cell office:value-type="string">
            <text:p>, '</text:p>
          </table:table-cell>
          <table:table-cell office:value-type="string">
            <text:p>")+"') AND FIRMCODE = (SELECT FIRMCODE FROM FIRM WHERE COMP_ID=29 AND SYSDATE BETWEEN STARTDT AND ENDDT AND ROWNUM &lt; 2) AND IS_ACC_DISPLAY!='N' ORDER BY PARTYNAME";"</text:p>
          </table:table-cell>
          <table:table-cell table:number-columns-repeated="99"/>
        </table:table-row>
        <table:table-row table:style-name="ro1">
          <table:table-cell office:value-type="string">
            <text:p>recoBankTradingTrxn.jsp</text:p>
          </table:table-cell>
          <table:table-cell office:value-type="string">
            <text:p>PARTY</text:p>
          </table:table-cell>
          <table:table-cell office:value-type="float" office:value="112">
            <text:p>112</text:p>
          </table:table-cell>
          <table:table-cell office:value-type="string">
            <text:p><text:s text:c="28"/>table=PARTYMAST" value="PARTYCODE" field="PARTYNAME""</text:p>
          </table:table-cell>
          <table:table-cell table:number-columns-repeated="101"/>
        </table:table-row>
        <table:table-row table:style-name="ro1">
          <table:table-cell office:value-type="string">
            <text:p>recoBankTradingTrxn.jsp</text:p>
          </table:table-cell>
          <table:table-cell office:value-type="string">
            <text:p>PARTYMAST</text:p>
          </table:table-cell>
          <table:table-cell office:value-type="float" office:value="112">
            <text:p>112</text:p>
          </table:table-cell>
          <table:table-cell office:value-type="string">
            <text:p><text:s text:c="28"/>table=PARTYMAST" value="PARTYCODE" field="PARTYNAME""</text:p>
          </table:table-cell>
          <table:table-cell table:number-columns-repeated="101"/>
        </table:table-row>
        <table:table-row table:style-name="ro1">
          <table:table-cell office:value-type="string">
            <text:p>redemptionAuthorization.jsp</text:p>
          </table:table-cell>
          <table:table-cell office:value-type="string">
            <text:p>REGION</text:p>
          </table:table-cell>
          <table:table-cell office:value-type="float" office:value="168">
            <text:p>168</text:p>
          </table:table-cell>
          <table:table-cell office:value-type="string">
            <text:p><text:s text:c="28"/>table=njindiainvest.REGION" value="REGCODE" field="REGNAME""</text:p>
          </table:table-cell>
          <table:table-cell table:number-columns-repeated="101"/>
        </table:table-row>
        <table:table-row table:style-name="ro1">
          <table:table-cell office:value-type="string">
            <text:p>IFSCMasterAjax.jsp</text:p>
          </table:table-cell>
          <table:table-cell office:value-type="string">
            <text:p>COMP</text:p>
          </table:table-cell>
          <table:table-cell office:value-type="float" office:value="73">
            <text:p>73</text:p>
          </table:table-cell>
          <table:table-cell office:value-type="string">
            <text:p><text:s text:c="24"/>query= SELECT OC.OP_COMP_NAME</text:p>
          </table:table-cell>
          <table:table-cell office:value-type="string">
            <text:p>ROWSPAN1</text:p>
          </table:table-cell>
          <table:table-cell office:value-type="string">
            <text:p>P.PROJ_NAME</text:p>
          </table:table-cell>
          <table:table-cell office:value-type="string">
            <text:p>ROWSPAN2</text:p>
          </table:table-cell>
          <table:table-cell office:value-type="string">
            <text:p>B.BUILDING_NAME</text:p>
          </table:table-cell>
          <table:table-cell office:value-type="string">
            <text:p>ROWSPAN3</text:p>
          </table:table-cell>
          <table:table-cell office:value-type="string">
            <text:p>U.ENTITY_NAME</text:p>
          </table:table-cell>
          <table:table-cell office:value-type="string">
            <text:p>ROWSPAN4</text:p>
          </table:table-cell>
          <table:table-cell office:value-type="string">
            <text:p>F.BILL_NO</text:p>
          </table:table-cell>
          <table:table-cell office:value-type="string">
            <text:p>F.BILL_DATE</text:p>
          </table:table-cell>
          <table:table-cell office:value-type="string">
            <text:p><text:s/>F.BILLED_BASIC_BR</text:p>
          </table:table-cell>
          <table:table-cell office:value-type="string">
            <text:p><text:s/>F.BILLED_ADD_BR</text:p>
          </table:table-cell>
          <table:table-cell office:value-type="string">
            <text:p><text:s/>F.BILLED_MARGIN</text:p>
          </table:table-cell>
          <table:table-cell office:value-type="string">
            <text:p>F.OUTSTANDING <text:s/>FROM <text:s/>( <text:s text:c="5"/>SELECT OPCM.OP_COMP_NAME</text:p>
          </table:table-cell>
          <table:table-cell office:value-type="string">
            <text:p>OPCM.OP_COMP_ID</text:p>
          </table:table-cell>
          <table:table-cell office:value-type="string">
            <text:p>SUM(X.OUTSTANDING) OUTSTANDING</text:p>
          </table:table-cell>
          <table:table-cell office:value-type="string">
            <text:p>COUNT(AUN.ENTITY_ID) ROWSPAN1 <text:s text:c="6"/>FROM <text:s text:c="10"/>( <text:s text:c="18"/>SELECT <text:s/>TM.ENTITY_ID</text:p>
          </table:table-cell>
          <table:table-cell office:value-type="string">
            <text:p>TM.TRXN_ID</text:p>
          </table:table-cell>
          <table:table-cell office:value-type="string">
            <text:p><text:s/>RBM.BILL_NO</text:p>
          </table:table-cell>
          <table:table-cell office:value-type="string">
            <text:p><text:s/>RBM.BILL_DATE </text:p>
          </table:table-cell>
          <table:table-cell office:value-type="string">
            <text:p><text:s text:c="27"/>RBD.BILLED_BASIC_BR</text:p>
          </table:table-cell>
          <table:table-cell office:value-type="string">
            <text:p><text:s/>RBD.BILLED_ADD_BR</text:p>
          </table:table-cell>
          <table:table-cell office:value-type="string">
            <text:p>(RBD.BILLED_BASIC_BR + RBD.BILLED_ADD_BR) OUTSTANDING <text:s text:c="18"/>FROM NJREALTY.REC_BILL_MASTER RBM <text:s text:c="9"/>INNER JOIN NJREALTY.REC_BILL_DETAIL RBD ON RBM.BILL_NO = RBD.BILL_NO <text:s text:c="22"/>INNER JOIN NJREALTY.NJ_TRANSACTION_MASTER TM ON TM.TRXN_ID = RBD.TRXN_ID <text:s text:c="9"/>INNER JOIN NJREALTY.NJ_PROJECT_MASTER PM ON RBM.PROJECT_ID=PM.PROJECT_ID <text:s text:c="10"/>WHERE RBM.STATUS_ID = 1 AND TM.ACTIVE = 'Y' AND TM.STATUS = 'L' <text:s/>AND PM.DEV_ID = 139 ) X <text:s text:c="6"/>INNER JOIN NJREALTY.NJ_ACTUAL_UNIT_NAME AUN ON X.ENTITY_ID=AUN.ENTITY_ID <text:s text:c="6"/>INNER JOIN NJREALTY.NJ_ACTUAL_UNIT_MASTER AUM ON AUN.ACTUAL_UNIT_ID=AUM.ACTUAL_UNIT_ID <text:s text:c="6"/>INNER JOIN NJREALTY.NJ_OP_COMP_MAST OPCM ON AUM.OP_COMP_ID=OPCM.OP_COMP_ID <text:s text:c="6"/>WHERE OUTSTANDING &gt; 0 <text:s text:c="5"/>GROUP BY OPCM.OP_COMP_NAME</text:p>
          </table:table-cell>
          <table:table-cell office:value-type="string">
            <text:p>OPCM.OP_COMP_ID <text:s/>)OC <text:s/>INNER JOIN <text:s text:c="2"/>( <text:s text:c="5"/>SELECT AUM.OP_COMP_ID</text:p>
          </table:table-cell>
          <table:table-cell office:value-type="string">
            <text:p>PM.PROJ_NAME</text:p>
          </table:table-cell>
          <table:table-cell office:value-type="string">
            <text:p>PM.PROJECT_ID</text:p>
          </table:table-cell>
          <table:table-cell office:value-type="string">
            <text:p><text:s/>SUM(X.OUTSTANDING) OUTSTANDING</text:p>
          </table:table-cell>
          <table:table-cell office:value-type="string">
            <text:p>COUNT(AUN.ENTITY_ID) ROWSPAN2 <text:s text:c="5"/>FROM <text:s text:c="10"/>( <text:s text:c="18"/>SELECT <text:s/>TM.ENTITY_ID</text:p>
          </table:table-cell>
          <table:table-cell office:value-type="string">
            <text:p>TM.TRXN_ID</text:p>
          </table:table-cell>
          <table:table-cell office:value-type="string">
            <text:p><text:s/>RBM.BILL_NO</text:p>
          </table:table-cell>
          <table:table-cell office:value-type="string">
            <text:p><text:s/>RBM.BILL_DATE </text:p>
          </table:table-cell>
          <table:table-cell office:value-type="string">
            <text:p><text:s text:c="27"/>RBD.BILLED_BASIC_BR</text:p>
          </table:table-cell>
          <table:table-cell office:value-type="string">
            <text:p><text:s/>RBD.BILLED_ADD_BR</text:p>
          </table:table-cell>
          <table:table-cell office:value-type="string">
            <text:p>(RBD.BILLED_BASIC_BR + RBD.BILLED_ADD_BR) OUTSTANDING <text:s text:c="18"/>FROM NJREALTY.REC_BILL_MASTER RBM <text:s text:c="9"/>INNER JOIN NJREALTY.REC_BILL_DETAIL RBD ON RBM.BILL_NO = RBD.BILL_NO <text:s text:c="15"/>INNER JOIN NJREALTY.NJ_TRANSACTION_MASTER TM ON TM.TRXN_ID = RBD.TRXN_ID <text:s text:c="9"/>INNER JOIN NJREALTY.NJ_PROJECT_MASTER PM ON RBM.PROJECT_ID=PM.PROJECT_ID <text:s text:c="10"/>WHERE RBM.STATUS_ID = 1 AND TM.ACTIVE = 'Y' AND TM.STATUS = 'L' <text:s/>AND PM.DEV_ID = 139 ) X <text:s text:c="6"/>INNER JOIN NJREALTY.NJ_ACTUAL_UNIT_NAME AUN ON X.ENTITY_ID=AUN.ENTITY_ID <text:s text:c="6"/>INNER JOIN NJREALTY.NJ_ACTUAL_UNIT_MASTER AUM ON AUN.ACTUAL_UNIT_ID=AUM.ACTUAL_UNIT_ID <text:s text:c="6"/>INNER JOIN NJREALTY.NJ_PROJECT_MASTER PM ON AUM.PROJECT_ID=PM.PROJECT_ID <text:s text:c="5"/>WHERE OUTSTANDING &gt; 0 <text:s text:c="6"/>GROUP BY AUM.OP_COMP_ID</text:p>
          </table:table-cell>
          <table:table-cell office:value-type="string">
            <text:p>PM.PROJ_NAME</text:p>
          </table:table-cell>
          <table:table-cell office:value-type="string">
            <text:p>PM.PROJECT_ID <text:s/>) P ON OC.OP_COMP_ID=P.OP_COMP_ID <text:s/>INNER JOIN <text:s text:c="2"/>( <text:s text:c="5"/>SELECT AUM.OP_COMP_ID</text:p>
          </table:table-cell>
          <table:table-cell office:value-type="string">
            <text:p>AUM.PROJECT_ID</text:p>
          </table:table-cell>
          <table:table-cell office:value-type="string">
            <text:p>NVL(BUILDING_NAME</text:p>
          </table:table-cell>
          <table:table-cell office:value-type="string">
            <text:p>N/A') BUILDING_NAME</text:p>
          </table:table-cell>
          <table:table-cell office:value-type="string">
            <text:p>NVL(BM.BUILDING_ID</text:p>
          </table:table-cell>
          <table:table-cell office:value-type="string">
            <text:p>0') BUILDING_ID</text:p>
          </table:table-cell>
          <table:table-cell office:value-type="string">
            <text:p>SUM(X.OUTSTANDING) OUTSTANDING</text:p>
          </table:table-cell>
          <table:table-cell office:value-type="string">
            <text:p>COUNT(AUN.ENTITY_ID) ROWSPAN3 <text:s text:c="6"/>FROM <text:s text:c="5"/>( <text:s text:c="9"/>SELECT <text:s/>TM.ENTITY_ID</text:p>
          </table:table-cell>
          <table:table-cell office:value-type="string">
            <text:p>TM.TRXN_ID</text:p>
          </table:table-cell>
          <table:table-cell office:value-type="string">
            <text:p><text:s/>RBM.BILL_NO</text:p>
          </table:table-cell>
          <table:table-cell office:value-type="string">
            <text:p><text:s/>RBM.BILL_DATE </text:p>
          </table:table-cell>
          <table:table-cell office:value-type="string">
            <text:p><text:s text:c="27"/>RBD.BILLED_BASIC_BR</text:p>
          </table:table-cell>
          <table:table-cell office:value-type="string">
            <text:p><text:s/>RBD.BILLED_ADD_BR</text:p>
          </table:table-cell>
          <table:table-cell office:value-type="string">
            <text:p>(RBD.BILLED_BASIC_BR + RBD.BILLED_ADD_BR) OUTSTANDING <text:s text:c="18"/>FROM NJREALTY.REC_BILL_MASTER RBM <text:s text:c="9"/>INNER JOIN NJREALTY.REC_BILL_DETAIL RBD ON RBM.BILL_NO = RBD.BILL_NO <text:s text:c="22"/>INNER JOIN NJREALTY.NJ_TRANSACTION_MASTER TM ON TM.TRXN_ID = RBD.TRXN_ID <text:s text:c="9"/>INNER JOIN NJREALTY.NJ_PROJECT_MASTER PM ON RBM.PROJECT_ID=PM.PROJECT_ID <text:s text:c="10"/>WHERE RBM.STATUS_ID = 1 AND TM.ACTIVE = 'Y' AND TM.STATUS = 'L' <text:s/>AND PM.DEV_ID = 139 ) X <text:s text:c="6"/>INNER JOIN NJREALTY.NJ_ACTUAL_UNIT_NAME AUN ON X.ENTITY_ID=AUN.ENTITY_ID <text:s text:c="6"/>INNER JOIN NJREALTY.NJ_ACTUAL_UNIT_MASTER AUM ON AUN.ACTUAL_UNIT_ID=AUM.ACTUAL_UNIT_ID <text:s text:c="6"/>LEFT JOIN NJREALTY.NJ_BUILDING_MASTER BM ON AUM.BUILDING_ID=BM.BUILDING_ID <text:s text:c="5"/>WHERE OUTSTANDING &gt; 0 <text:s text:c="5"/>GROUP BY AUM.OP_COMP_ID</text:p>
          </table:table-cell>
          <table:table-cell office:value-type="string">
            <text:p>AUM.PROJECT_ID</text:p>
          </table:table-cell>
          <table:table-cell office:value-type="string">
            <text:p>BUILDING_NAME</text:p>
          </table:table-cell>
          <table:table-cell office:value-type="string">
            <text:p>BUILDING_ID <text:s/>)B ON P.PROJECT_ID=B.PROJECT_ID <text:s/>INNER JOIN <text:s/>( <text:s text:c="5"/>SELECT AUM.OP_COMP_ID</text:p>
          </table:table-cell>
          <table:table-cell office:value-type="string">
            <text:p>AUM.PROJECT_ID</text:p>
          </table:table-cell>
          <table:table-cell office:value-type="string">
            <text:p>NVL(BM.BUILDING_ID</text:p>
          </table:table-cell>
          <table:table-cell office:value-type="string">
            <text:p>0') BUILDING_ID</text:p>
          </table:table-cell>
          <table:table-cell office:value-type="string">
            <text:p><text:s/>AUN.ENTITY_NAME</text:p>
          </table:table-cell>
          <table:table-cell office:value-type="string">
            <text:p><text:s/>AUN.ENTITY_ID</text:p>
          </table:table-cell>
          <table:table-cell office:value-type="string">
            <text:p><text:s text:c="6"/>SUM(X.OUTSTANDING)OUTSTANDING</text:p>
          </table:table-cell>
          <table:table-cell office:value-type="string">
            <text:p>COUNT(AUN.ENTITY_ID) ROWSPAN4 <text:s text:c="6"/>FROM <text:s text:c="10"/>( <text:s text:c="18"/>SELECT <text:s/>TM.ENTITY_ID</text:p>
          </table:table-cell>
          <table:table-cell office:value-type="string">
            <text:p>TM.TRXN_ID</text:p>
          </table:table-cell>
          <table:table-cell office:value-type="string">
            <text:p><text:s/>RBM.BILL_NO</text:p>
          </table:table-cell>
          <table:table-cell office:value-type="string">
            <text:p><text:s/>RBM.BILL_DATE </text:p>
          </table:table-cell>
          <table:table-cell office:value-type="string">
            <text:p><text:s text:c="27"/>RBD.BILLED_BASIC_BR</text:p>
          </table:table-cell>
          <table:table-cell office:value-type="string">
            <text:p><text:s/>RBD.BILLED_ADD_BR</text:p>
          </table:table-cell>
          <table:table-cell office:value-type="string">
            <text:p>(RBD.BILLED_BASIC_BR + RBD.BILLED_ADD_BR) OUTSTANDING <text:s text:c="18"/>FROM NJREALTY.REC_BILL_MASTER RBM <text:s text:c="9"/>INNER JOIN NJREALTY.REC_BILL_DETAIL RBD ON RBM.BILL_NO = RBD.BILL_NO <text:s text:c="9"/>INNER JOIN NJREALTY.NJ_TRANSACTION_MASTER TM ON TM.TRXN_ID = RBD.TRXN_ID <text:s text:c="9"/>INNER JOIN NJREALTY.NJ_PROJECT_MASTER PM ON RBM.PROJECT_ID=PM.PROJECT_ID <text:s text:c="10"/>WHERE RBM.STATUS_ID = 1 AND TM.ACTIVE = 'Y' AND TM.STATUS = 'L' <text:s/>AND PM.DEV_ID = 139 ) X <text:s text:c="6"/>INNER JOIN NJREALTY.NJ_ACTUAL_UNIT_NAME AUN ON X.ENTITY_ID=AUN.ENTITY_ID <text:s text:c="6"/>INNER JOIN NJREALTY.NJ_ACTUAL_UNIT_MASTER AUM ON AUN.ACTUAL_UNIT_ID=AUM.ACTUAL_UNIT_ID <text:s text:c="6"/>INNER JOIN NJREALTY.NJ_PROJECT_MASTER PM ON AUM.PROJECT_ID=PM.PROJECT_ID <text:s text:c="6"/>LEFT JOIN NJREALTY.NJ_BUILDING_MASTER BM ON AUM.BUILDING_ID=BM.BUILDING_ID <text:s text:c="6"/>WHERE OUTSTANDING &gt; 0 <text:s text:c="5"/>GROUP BY AUM.OP_COMP_ID</text:p>
          </table:table-cell>
          <table:table-cell office:value-type="string">
            <text:p>AUM.PROJECT_ID</text:p>
          </table:table-cell>
          <table:table-cell office:value-type="string">
            <text:p>BUILDING_ID</text:p>
          </table:table-cell>
          <table:table-cell office:value-type="string">
            <text:p>AUN.ENTITY_NAME</text:p>
          </table:table-cell>
          <table:table-cell office:value-type="string">
            <text:p>AUN.ENTITY_ID <text:s/>)U ON B.BUILDING_ID=U.BUILDING_ID <text:s/>INNER JOIN <text:s/>( <text:s text:c="5"/>SELECT AUM.OP_COMP_ID</text:p>
          </table:table-cell>
          <table:table-cell office:value-type="string">
            <text:p>AUM.PROJECT_ID</text:p>
          </table:table-cell>
          <table:table-cell office:value-type="string">
            <text:p>NVL(BM.BUILDING_ID</text:p>
          </table:table-cell>
          <table:table-cell office:value-type="string">
            <text:p>0') BUILDING_ID</text:p>
          </table:table-cell>
          <table:table-cell office:value-type="string">
            <text:p><text:s/>AUN.ENTITY_NAME</text:p>
          </table:table-cell>
          <table:table-cell office:value-type="string">
            <text:p>AUN.ENTITY_ID</text:p>
          </table:table-cell>
          <table:table-cell office:value-type="string">
            <text:p>X.TRXN_ID</text:p>
          </table:table-cell>
          <table:table-cell office:value-type="string">
            <text:p><text:s text:c="7"/>X.BILL_NO</text:p>
          </table:table-cell>
          <table:table-cell office:value-type="string">
            <text:p><text:s/>TO_CHAR(X.BILL_DATE </text:p>
          </table:table-cell>
          <table:table-cell office:value-type="string">
            <text:p>DD/MM/YYYY') BILL_DATE</text:p>
          </table:table-cell>
          <table:table-cell office:value-type="string">
            <text:p><text:s/>SUM(X.BILLED_BASIC_BR)BILLED_BASIC_BR</text:p>
          </table:table-cell>
          <table:table-cell office:value-type="string">
            <text:p><text:s/>SUM(X.BILLED_ADD_BR)BILLED_ADD_BR</text:p>
          </table:table-cell>
          <table:table-cell office:value-type="string">
            <text:p><text:s/>0 BILLED_MARGIN</text:p>
          </table:table-cell>
          <table:table-cell office:value-type="string">
            <text:p><text:s text:c="7"/>SUM(X.OUTSTANDING)OUTSTANDING <text:s text:c="6"/>FROM <text:s text:c="10"/>( <text:s text:c="18"/>SELECT <text:s/>TM.ENTITY_ID</text:p>
          </table:table-cell>
          <table:table-cell office:value-type="string">
            <text:p>TM.TRXN_ID</text:p>
          </table:table-cell>
          <table:table-cell office:value-type="string">
            <text:p><text:s/>RBM.BILL_NO</text:p>
          </table:table-cell>
          <table:table-cell office:value-type="string">
            <text:p><text:s/>RBM.BILL_DATE </text:p>
          </table:table-cell>
          <table:table-cell office:value-type="string">
            <text:p><text:s text:c="27"/>RBD.BILLED_BASIC_BR</text:p>
          </table:table-cell>
          <table:table-cell office:value-type="string">
            <text:p><text:s/>RBD.BILLED_ADD_BR</text:p>
          </table:table-cell>
          <table:table-cell office:value-type="string">
            <text:p>(RBD.BILLED_BASIC_BR + RBD.BILLED_ADD_BR) OUTSTANDING <text:s text:c="18"/>FROM NJREALTY.REC_BILL_MASTER RBM <text:s text:c="9"/>INNER JOIN NJREALTY.REC_BILL_DETAIL RBD ON RBM.BILL_NO = RBD.BILL_NO <text:s text:c="15"/>INNER JOIN NJREALTY.NJ_TRANSACTION_MASTER TM ON TM.TRXN_ID = RBD.TRXN_ID <text:s text:c="9"/>INNER JOIN NJREALTY.NJ_PROJECT_MASTER PM ON RBM.PROJECT_ID=PM.PROJECT_ID <text:s text:c="10"/>WHERE RBM.STATUS_ID = 1 AND TM.ACTIVE = 'Y' AND TM.STATUS = 'L' <text:s/>AND PM.DEV_ID = 139 ) X <text:s text:c="5"/>INNER JOIN NJREALTY.NJ_ACTUAL_UNIT_NAME AUN ON X.ENTITY_ID=AUN.ENTITY_ID <text:s text:c="5"/>INNER JOIN NJREALTY.NJ_ACTUAL_UNIT_MASTER AUM ON AUN.ACTUAL_UNIT_ID=AUM.ACTUAL_UNIT_ID <text:s text:c="5"/>INNER JOIN NJREALTY.NJ_PROJECT_MASTER PM ON AUM.PROJECT_ID=PM.PROJECT_ID <text:s text:c="5"/>LEFT JOIN NJREALTY.NJ_BUILDING_MASTER BM ON AUM.BUILDING_ID=BM.BUILDING_ID <text:s text:c="5"/>WHERE OUTSTANDING &gt; 0 <text:s text:c="5"/>GROUP BY AUM.OP_COMP_ID</text:p>
          </table:table-cell>
          <table:table-cell office:value-type="string">
            <text:p>AUM.PROJECT_ID</text:p>
          </table:table-cell>
          <table:table-cell office:value-type="string">
            <text:p>BUILDING_ID</text:p>
          </table:table-cell>
          <table:table-cell office:value-type="string">
            <text:p>AUN.ENTITY_NAME</text:p>
          </table:table-cell>
          <table:table-cell office:value-type="string">
            <text:p>AUN.ENTITY_ID</text:p>
          </table:table-cell>
          <table:table-cell office:value-type="string">
            <text:p>X.TRXN_ID</text:p>
          </table:table-cell>
          <table:table-cell office:value-type="string">
            <text:p><text:s/>X.BILL_NO</text:p>
          </table:table-cell>
          <table:table-cell office:value-type="string">
            <text:p><text:s/>X.BILL_DATE <text:s/>)F ON F.ENTITY_ID=U.ENTITY_ID <text:s/>ORDER BY OC.OUTSTANDING DESC</text:p>
          </table:table-cell>
          <table:table-cell office:value-type="string">
            <text:p>P.OUTSTANDING DESC</text:p>
          </table:table-cell>
          <table:table-cell office:value-type="string">
            <text:p>B.OUTSTANDING DESC</text:p>
          </table:table-cell>
          <table:table-cell office:value-type="string">
            <text:p>U.OUTSTANDING DESC</text:p>
          </table:table-cell>
          <table:table-cell office:value-type="string">
            <text:p>F.OUTSTANDING DESC</text:p>
          </table:table-cell>
          <table:table-cell office:value-type="string">
            <text:p>F.ENTITY_ID</text:p>
          </table:table-cell>
          <table:table-cell office:value-type="string">
            <text:p><text:s/>F.BILL_NO</text:p>
          </table:table-cell>
          <table:table-cell office:value-type="string">
            <text:p><text:s/>F.BILL_DATE <text:s/>""</text:p>
          </table:table-cell>
        </table:table-row>
        <table:table-row table:style-name="ro1">
          <table:table-cell office:value-type="string">
            <text:p>IFSCMasterAjax.jsp</text:p>
          </table:table-cell>
          <table:table-cell office:value-type="string">
            <text:p>COMP</text:p>
          </table:table-cell>
          <table:table-cell office:value-type="float" office:value="76">
            <text:p>76</text:p>
          </table:table-cell>
          <table:table-cell office:value-type="string">
            <text:p><text:s text:c="24"/>feilds=OP_COMP_NAME</text:p>
          </table:table-cell>
          <table:table-cell office:value-type="string">
            <text:p>PROJ_NAME</text:p>
          </table:table-cell>
          <table:table-cell office:value-type="string">
            <text:p>BUILDING_NAME</text:p>
          </table:table-cell>
          <table:table-cell office:value-type="string">
            <text:p>ENTITY_NAME</text:p>
          </table:table-cell>
          <table:table-cell office:value-type="string">
            <text:p>BILL_NO</text:p>
          </table:table-cell>
          <table:table-cell office:value-type="string">
            <text:p>BILL_DATE</text:p>
          </table:table-cell>
          <table:table-cell office:value-type="string">
            <text:p>BILLED_BASIC_BR</text:p>
          </table:table-cell>
          <table:table-cell office:value-type="string">
            <text:p>BILLED_ADD_BR</text:p>
          </table:table-cell>
          <table:table-cell office:value-type="string">
            <text:p>BILLED_MARGIN</text:p>
          </table:table-cell>
          <table:table-cell office:value-type="string">
            <text:p>OUTSTANDING""</text:p>
          </table:table-cell>
          <table:table-cell table:number-columns-repeated="92"/>
        </table:table-row>
        <table:table-row table:style-name="ro1">
          <table:table-cell office:value-type="string">
            <text:p>IFSCMasterAjax.jsp</text:p>
          </table:table-cell>
          <table:table-cell office:value-type="string">
            <text:p>COMP</text:p>
          </table:table-cell>
          <table:table-cell office:value-type="float" office:value="77">
            <text:p>77</text:p>
          </table:table-cell>
          <table:table-cell office:value-type="string">
            <text:p><text:s text:c="24"/>feildsAlias=OP_COMP_NAME</text:p>
          </table:table-cell>
          <table:table-cell office:value-type="string">
            <text:p>PROJ_NAME</text:p>
          </table:table-cell>
          <table:table-cell office:value-type="string">
            <text:p>BUILDING_NAME</text:p>
          </table:table-cell>
          <table:table-cell office:value-type="string">
            <text:p>ENTITY_NAME</text:p>
          </table:table-cell>
          <table:table-cell office:value-type="string">
            <text:p>BILL_NO</text:p>
          </table:table-cell>
          <table:table-cell office:value-type="string">
            <text:p>BILL_DATE</text:p>
          </table:table-cell>
          <table:table-cell office:value-type="string">
            <text:p>BILLED_BASIC_BR</text:p>
          </table:table-cell>
          <table:table-cell office:value-type="string">
            <text:p>BILLED_ADD_BR</text:p>
          </table:table-cell>
          <table:table-cell office:value-type="string">
            <text:p>BILLED_MARGIN</text:p>
          </table:table-cell>
          <table:table-cell office:value-type="string">
            <text:p>OUTSTANDING""</text:p>
          </table:table-cell>
          <table:table-cell table:number-columns-repeated="92"/>
        </table:table-row>
        <table:table-row table:style-name="ro1">
          <table:table-cell office:value-type="string">
            <text:p>IFSCMasterAjax.jsp</text:p>
          </table:table-cell>
          <table:table-cell office:value-type="string">
            <text:p>COMP</text:p>
          </table:table-cell>
          <table:table-cell office:value-type="float" office:value="80">
            <text:p>80</text:p>
          </table:table-cell>
          <table:table-cell office:value-type="string">
            <text:p><text:s text:c="24"/>isSrNoRowSpan=true" cellRowSpan="OP_COMP_NAME</text:p>
          </table:table-cell>
          <table:table-cell office:value-type="string">
            <text:p>PROJ_NAME</text:p>
          </table:table-cell>
          <table:table-cell office:value-type="string">
            <text:p>BUILDING_NAME</text:p>
          </table:table-cell>
          <table:table-cell office:value-type="string">
            <text:p>ENTITY_NAME""</text:p>
          </table:table-cell>
          <table:table-cell table:number-columns-repeated="98"/>
        </table:table-row>
        <table:table-row table:style-name="ro1">
          <table:table-cell office:value-type="string">
            <text:p>ExchangeSIPExport.jsp</text:p>
          </table:table-cell>
          <table:table-cell office:value-type="string">
            <text:p>CATEGORY</text:p>
          </table:table-cell>
          <table:table-cell office:value-type="float" office:value="135">
            <text:p>135</text:p>
          </table:table-cell>
          <table:table-cell office:value-type="string">
            <text:p><text:s text:c="36"/>&lt;td align=center"&gt;CATEGORY&lt;/td&gt;"</text:p>
          </table:table-cell>
          <table:table-cell table:number-columns-repeated="101"/>
        </table:table-row>
        <table:table-row table:style-name="ro1">
          <table:table-cell office:value-type="string">
            <text:p>CommonHoCroEntry.java</text:p>
          </table:table-cell>
          <table:table-cell office:value-type="string">
            <text:p>REGION</text:p>
          </table:table-cell>
          <table:table-cell office:value-type="float" office:value="520">
            <text:p>520</text:p>
          </table:table-cell>
          <table:table-cell office:value-type="string">
            <text:p><text:s text:c="12"/>this.query=SELECT count(*) FROM njindiainvest.ME_REGION where MECODE = '" + this.strUserName <text:s/>+ "' and REGCODE IN ('C05'</text:p>
          </table:table-cell>
          <table:table-cell office:value-type="string">
            <text:p>H02') and ACTIVATION != 0 ";"</text:p>
          </table:table-cell>
          <table:table-cell table:number-columns-repeated="100"/>
        </table:table-row>
        <table:table-row table:style-name="ro1">
          <table:table-cell office:value-type="string">
            <text:p>SqlUtilities.java</text:p>
          </table:table-cell>
          <table:table-cell office:value-type="string">
            <text:p>CATEGORY</text:p>
          </table:table-cell>
          <table:table-cell office:value-type="float" office:value="481">
            <text:p>481</text:p>
          </table:table-cell>
          <table:table-cell office:value-type="string">
            <text:p><text:s text:c="4"/>/* ADDED BY RUJU THAKKAR (REQ. NO. 12292 - CIA CATEGORY MASTERS DATE : 19/10/2010) */</text:p>
          </table:table-cell>
          <table:table-cell table:number-columns-repeated="101"/>
        </table:table-row>
        <table:table-row table:style-name="ro1">
          <table:table-cell office:value-type="string">
            <text:p>CommonHardCodes.java</text:p>
          </table:table-cell>
          <table:table-cell office:value-type="string">
            <text:p>DIVISION</text:p>
          </table:table-cell>
          <table:table-cell office:value-type="float" office:value="79">
            <text:p>79</text:p>
          </table:table-cell>
          <table:table-cell office:value-type="string">
            <text:p><text:s text:c="4"/>static public String DIVISION_FOR_NJ_FUNDZ()</text:p>
          </table:table-cell>
          <table:table-cell table:number-columns-repeated="101"/>
        </table:table-row>
        <table:table-row table:style-name="ro1">
          <table:table-cell office:value-type="string">
            <text:p>CommonHardCodes.java</text:p>
          </table:table-cell>
          <table:table-cell office:value-type="string">
            <text:p>DIVISION</text:p>
          </table:table-cell>
          <table:table-cell office:value-type="float" office:value="82">
            <text:p>82</text:p>
          </table:table-cell>
          <table:table-cell office:value-type="string">
            <text:p><text:s text:c="8"/>return properties.getProperty(DIVISION_FOR_NJ_FUNDZ");"</text:p>
          </table:table-cell>
          <table:table-cell table:number-columns-repeated="101"/>
        </table:table-row>
        <table:table-row table:style-name="ro1">
          <table:table-cell office:value-type="string">
            <text:p>UtilOrdernoImport_entity.java</text:p>
          </table:table-cell>
          <table:table-cell office:value-type="string">
            <text:p>DIVISION</text:p>
          </table:table-cell>
          <table:table-cell office:value-type="float" office:value="245">
            <text:p>245</text:p>
          </table:table-cell>
          <table:table-cell office:value-type="string">
            <text:p><text:s text:c="8"/>jv.setDIVISION_CODE(CommonHardCodes.DIVISION_FOR_NJ_FUNDZ());</text:p>
          </table:table-cell>
          <table:table-cell table:number-columns-repeated="101"/>
        </table:table-row>
        <table:table-row table:style-name="ro1">
          <table:table-cell office:value-type="string">
            <text:p>UtilOrdernoImport_entity.java</text:p>
          </table:table-cell>
          <table:table-cell office:value-type="string">
            <text:p>FIRM</text:p>
          </table:table-cell>
          <table:table-cell office:value-type="float" office:value="252">
            <text:p>252</text:p>
          </table:table-cell>
          <table:table-cell office:value-type="string">
            <text:p><text:s text:c="8"/>jv.setFIRM_CODE(objFirm.getFirmCode(today_date));</text:p>
          </table:table-cell>
          <table:table-cell table:number-columns-repeated="101"/>
        </table:table-row>
        <table:table-row table:style-name="ro1">
          <table:table-cell office:value-type="string">
            <text:p>UtilOrdernoImport_entity.java</text:p>
          </table:table-cell>
          <table:table-cell office:value-type="string">
            <text:p>CATEGORY</text:p>
          </table:table-cell>
          <table:table-cell office:value-type="float" office:value="259">
            <text:p>259</text:p>
          </table:table-cell>
          <table:table-cell office:value-type="string">
            <text:p><text:s text:c="8"/>jv.setCATEGORY_CODE(objPartyMast.getCatCode(jv.getDEBIT_ACCODE(), jv.getFIRM_CODE()));</text:p>
          </table:table-cell>
          <table:table-cell table:number-columns-repeated="101"/>
        </table:table-row>
        <table:table-row table:style-name="ro1">
          <table:table-cell office:value-type="string">
            <text:p>UtilOrdernoImport_entity.java</text:p>
          </table:table-cell>
          <table:table-cell office:value-type="string">
            <text:p>FIRM</text:p>
          </table:table-cell>
          <table:table-cell office:value-type="float" office:value="259">
            <text:p>259</text:p>
          </table:table-cell>
          <table:table-cell office:value-type="string">
            <text:p><text:s text:c="8"/>jv.setCATEGORY_CODE(objPartyMast.getCatCode(jv.getDEBIT_ACCODE(), jv.getFIRM_CODE()));</text:p>
          </table:table-cell>
          <table:table-cell table:number-columns-repeated="101"/>
        </table:table-row>
        <table:table-row table:style-name="ro1">
          <table:table-cell office:value-type="string">
            <text:p>UtilOrdernoImport_entity.java</text:p>
          </table:table-cell>
          <table:table-cell office:value-type="string">
            <text:p>DIVISION</text:p>
          </table:table-cell>
          <table:table-cell office:value-type="float" office:value="276">
            <text:p>276</text:p>
          </table:table-cell>
          <table:table-cell office:value-type="string">
            <text:p><text:s text:c="12"/>bankPay.setDIVISION_CODE(CommonHardCodes.DIVISION_FOR_NJ_FUNDZ());</text:p>
          </table:table-cell>
          <table:table-cell table:number-columns-repeated="101"/>
        </table:table-row>
        <table:table-row table:style-name="ro1">
          <table:table-cell office:value-type="string">
            <text:p>UtilOrdernoImport_entity.java</text:p>
          </table:table-cell>
          <table:table-cell office:value-type="string">
            <text:p>FIRM</text:p>
          </table:table-cell>
          <table:table-cell office:value-type="float" office:value="279">
            <text:p>279</text:p>
          </table:table-cell>
          <table:table-cell office:value-type="string">
            <text:p><text:s text:c="12"/>bankPay.setFIRM_CODE(objFirm.getFirmCode(today_date));</text:p>
          </table:table-cell>
          <table:table-cell table:number-columns-repeated="101"/>
        </table:table-row>
        <table:table-row table:style-name="ro1">
          <table:table-cell office:value-type="string">
            <text:p>t_trxndtl.java</text:p>
          </table:table-cell>
          <table:table-cell office:value-type="string">
            <text:p>COMP</text:p>
          </table:table-cell>
          <table:table-cell office:value-type="float" office:value="57">
            <text:p>57</text:p>
          </table:table-cell>
          <table:table-cell office:value-type="string">
            <text:p><text:s text:c="19"/>(SELECT CDESC FROM COMPANY COM WHERE COM.CCODE=N.CCODE LIMIT 1) CDESC</text:p>
          </table:table-cell>
          <table:table-cell office:value-type="string">
            <text:p><text:s/>" +"</text:p>
          </table:table-cell>
          <table:table-cell table:number-columns-repeated="100"/>
        </table:table-row>
        <table:table-row table:style-name="ro1">
          <table:table-cell office:value-type="string">
            <text:p>t_trxndtl.java</text:p>
          </table:table-cell>
          <table:table-cell office:value-type="string">
            <text:p>REGION</text:p>
          </table:table-cell>
          <table:table-cell office:value-type="float" office:value="68">
            <text:p>68</text:p>
          </table:table-cell>
          <table:table-cell office:value-type="string">
            <text:p><text:s text:c="16"/>+ <text:s/>LEFT JOIN REGION RG ON (RG.REGCODE=pur.LOC_ID) ""</text:p>
          </table:table-cell>
          <table:table-cell table:number-columns-repeated="101"/>
        </table:table-row>
        <table:table-row table:style-name="ro1">
          <table:table-cell office:value-type="string">
            <text:p>t_trxndtl.java</text:p>
          </table:table-cell>
          <table:table-cell office:value-type="string">
            <text:p>PARTY</text:p>
          </table:table-cell>
          <table:table-cell office:value-type="float" office:value="124">
            <text:p>124</text:p>
          </table:table-cell>
          <table:table-cell office:value-type="string">
            <text:p><text:s text:c="16"/>sqlQ += <text:s/>AND pur.CMS_ID IN(SELECT CMS_ID FROM trading.T_CMSBANK_DTL WHERE <text:s/>PARTYCODE IN("+str+")) ";"</text:p>
          </table:table-cell>
          <table:table-cell table:number-columns-repeated="101"/>
        </table:table-row>
        <table:table-row table:style-name="ro1">
          <table:table-cell office:value-type="string">
            <text:p>import_file_format.java</text:p>
          </table:table-cell>
          <table:table-cell office:value-type="string">
            <text:p>FILE_FORMAT</text:p>
          </table:table-cell>
          <table:table-cell office:value-type="float" office:value="33">
            <text:p>33</text:p>
          </table:table-cell>
          <table:table-cell office:value-type="string">
            <text:p><text:s text:c="24"/>trading.IMPORT_FILE_FORMAT " +"</text:p>
          </table:table-cell>
          <table:table-cell table:number-columns-repeated="101"/>
        </table:table-row>
        <table:table-row table:style-name="ro1">
          <table:table-cell office:value-type="string">
            <text:p>import_file_format.java</text:p>
          </table:table-cell>
          <table:table-cell office:value-type="string">
            <text:p>FILE_FORMAT</text:p>
          </table:table-cell>
          <table:table-cell office:value-type="float" office:value="54">
            <text:p>54</text:p>
          </table:table-cell>
          <table:table-cell office:value-type="string">
            <text:p><text:s text:c="8"/>sql.append( SELECT COL_NAME</text:p>
          </table:table-cell>
          <table:table-cell office:value-type="string">
            <text:p>MANDATORY_FLAG FROM IMPORT_FILE_FORMAT WHERE FORMAT_ID=:formatId AND HEADER_KEY=:headerKey");"</text:p>
          </table:table-cell>
          <table:table-cell table:number-columns-repeated="100"/>
        </table:table-row>
        <table:table-row table:style-name="ro1">
          <table:table-cell office:value-type="string">
            <text:p>utilPMSTrxnImportEntity.java</text:p>
          </table:table-cell>
          <table:table-cell office:value-type="string">
            <text:p>DIVISION</text:p>
          </table:table-cell>
          <table:table-cell office:value-type="float" office:value="471">
            <text:p>471</text:p>
          </table:table-cell>
          <table:table-cell office:value-type="string">
            <text:p><text:s text:c="16"/>bankRec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utilPMSTrxnImportEntity.java</text:p>
          </table:table-cell>
          <table:table-cell office:value-type="string">
            <text:p>FIRM</text:p>
          </table:table-cell>
          <table:table-cell office:value-type="float" office:value="498">
            <text:p>498</text:p>
          </table:table-cell>
          <table:table-cell office:value-type="string">
            <text:p><text:s text:c="24"/>bankRec.setFIRM_CODE(getFirmCode());</text:p>
          </table:table-cell>
          <table:table-cell table:number-columns-repeated="101"/>
        </table:table-row>
        <table:table-row table:style-name="ro1">
          <table:table-cell office:value-type="string">
            <text:p>utilPMSTrxnImportEntity.java</text:p>
          </table:table-cell>
          <table:table-cell office:value-type="string">
            <text:p>COMP</text:p>
          </table:table-cell>
          <table:table-cell office:value-type="float" office:value="660">
            <text:p>660</text:p>
          </table:table-cell>
          <table:table-cell office:value-type="string">
            <text:p><text:s text:c="8"/>StringBuilder sql = new StringBuilder(SELECT FIRMCODE FROM FIRM WHERE COMP_ID=29 AND SYSDATE BETWEEN STARTDT AND ENDDT");"</text:p>
          </table:table-cell>
          <table:table-cell table:number-columns-repeated="101"/>
        </table:table-row>
        <table:table-row table:style-name="ro1">
          <table:table-cell office:value-type="string">
            <text:p>utilPMSTrxnImportEntity.java</text:p>
          </table:table-cell>
          <table:table-cell office:value-type="string">
            <text:p>FIRM</text:p>
          </table:table-cell>
          <table:table-cell office:value-type="float" office:value="660">
            <text:p>660</text:p>
          </table:table-cell>
          <table:table-cell office:value-type="string">
            <text:p><text:s text:c="8"/>StringBuilder sql = new StringBuilder(SELECT FIRMCODE FROM FIRM WHERE COMP_ID=29 AND SYSDATE BETWEEN STARTDT AND ENDDT");"</text:p>
          </table:table-cell>
          <table:table-cell table:number-columns-repeated="101"/>
        </table:table-row>
        <table:table-row table:style-name="ro1">
          <table:table-cell office:value-type="string">
            <text:p>MFDematUtilEntity.java</text:p>
          </table:table-cell>
          <table:table-cell office:value-type="string">
            <text:p>COMP</text:p>
          </table:table-cell>
          <table:table-cell office:value-type="float" office:value="126">
            <text:p>126</text:p>
          </table:table-cell>
          <table:table-cell office:value-type="string">
            <text:p><text:s text:c="19"/>FROM COMPANY C "+"</text:p>
          </table:table-cell>
          <table:table-cell table:number-columns-repeated="101"/>
        </table:table-row>
        <table:table-row table:style-name="ro1">
          <table:table-cell office:value-type="string">
            <text:p>MFDematUtilEntity.java</text:p>
          </table:table-cell>
          <table:table-cell office:value-type="string">
            <text:p>COMP</text:p>
          </table:table-cell>
          <table:table-cell office:value-type="float" office:value="133">
            <text:p>133</text:p>
          </table:table-cell>
          <table:table-cell office:value-type="string">
            <text:p><text:s text:c="12"/>sql.append( INNER JOIN COMPANY C ON C.CCODE = N.CCODE ");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57">
            <text:p>57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57">
            <text:p>57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89">
            <text:p>89</text:p>
          </table:table-cell>
          <table:table-cell office:value-type="string">
            <text:p><text:s text:c="5"/>* Description : The method is used to delete transaction from TA_IMP_BANKREC table and also make log entry in TA_IMP_BANKREC_LOG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89">
            <text:p>89</text:p>
          </table:table-cell>
          <table:table-cell office:value-type="string">
            <text:p><text:s text:c="5"/>* Description : The method is used to delete transaction from TA_IMP_BANKREC table and also make log entry in TA_IMP_BANKREC_LOG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_LOG</text:p>
          </table:table-cell>
          <table:table-cell office:value-type="float" office:value="89">
            <text:p>89</text:p>
          </table:table-cell>
          <table:table-cell office:value-type="string">
            <text:p><text:s text:c="5"/>* Description : The method is used to delete transaction from TA_IMP_BANKREC table and also make log entry in TA_IMP_BANKREC_LOG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99">
            <text:p>99</text:p>
          </table:table-cell>
          <table:table-cell office:value-type="string">
            <text:p><text:s text:c="8"/>String sqlQ= DELETE FROM 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99">
            <text:p>99</text:p>
          </table:table-cell>
          <table:table-cell office:value-type="string">
            <text:p><text:s text:c="8"/>String sqlQ= DELETE FROM 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155">
            <text:p>155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155">
            <text:p>155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202">
            <text:p>202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202">
            <text:p>202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241">
            <text:p>241</text:p>
          </table:table-cell>
          <table:table-cell office:value-type="string">
            <text:p><text:s text:c="5"/>* Description : The method is used to insert record in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241">
            <text:p>241</text:p>
          </table:table-cell>
          <table:table-cell office:value-type="string">
            <text:p><text:s text:c="5"/>* Description : The method is used to insert record in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256">
            <text:p>256</text:p>
          </table:table-cell>
          <table:table-cell office:value-type="string">
            <text:p><text:s text:c="12"/>String sql = INSERT INTO trading.TA_IMP_BANKREC( "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256">
            <text:p>256</text:p>
          </table:table-cell>
          <table:table-cell office:value-type="string">
            <text:p><text:s text:c="12"/>String sql = INSERT INTO trading.TA_IMP_BANKREC( "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296">
            <text:p>296</text:p>
          </table:table-cell>
          <table:table-cell office:value-type="string">
            <text:p><text:s text:c="5"/>* Description : The method is used to insert record in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296">
            <text:p>296</text:p>
          </table:table-cell>
          <table:table-cell office:value-type="string">
            <text:p><text:s text:c="5"/>* Description : The method is used to insert record in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311">
            <text:p>311</text:p>
          </table:table-cell>
          <table:table-cell office:value-type="string">
            <text:p><text:s text:c="12"/>String sql = INSERT INTO trading.TA_IMP_BANKREC( "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311">
            <text:p>311</text:p>
          </table:table-cell>
          <table:table-cell office:value-type="string">
            <text:p><text:s text:c="12"/>String sql = INSERT INTO trading.TA_IMP_BANKREC( "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356">
            <text:p>356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356">
            <text:p>356</text:p>
          </table:table-cell>
          <table:table-cell office:value-type="string">
            <text:p><text:s text:c="24"/>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393">
            <text:p>393</text:p>
          </table:table-cell>
          <table:table-cell office:value-type="string">
            <text:p><text:s text:c="5"/>* Description : The method is used to insert record in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393">
            <text:p>393</text:p>
          </table:table-cell>
          <table:table-cell office:value-type="string">
            <text:p><text:s text:c="5"/>* Description : The method is used to insert record in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BANKREC</text:p>
          </table:table-cell>
          <table:table-cell office:value-type="float" office:value="408">
            <text:p>408</text:p>
          </table:table-cell>
          <table:table-cell office:value-type="string">
            <text:p><text:s text:c="12"/>String sql = INSERT INTO trading.TA_IMP_BANKREC( ""</text:p>
          </table:table-cell>
          <table:table-cell table:number-columns-repeated="101"/>
        </table:table-row>
        <table:table-row table:style-name="ro1">
          <table:table-cell office:value-type="string">
            <text:p>ta_imp_bankrec.java</text:p>
          </table:table-cell>
          <table:table-cell office:value-type="string">
            <text:p>IMP_BANKREC</text:p>
          </table:table-cell>
          <table:table-cell office:value-type="float" office:value="408">
            <text:p>408</text:p>
          </table:table-cell>
          <table:table-cell office:value-type="string">
            <text:p><text:s text:c="12"/>String sql = INSERT INTO trading.TA_IMP_BANKREC( ""</text:p>
          </table:table-cell>
          <table:table-cell table:number-columns-repeated="101"/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COMP</text:p>
          </table:table-cell>
          <table:table-cell office:value-type="float" office:value="43">
            <text:p>43</text:p>
          </table:table-cell>
          <table:table-cell office:value-type="string">
            <text:p><text:s text:c="20"/>sql1=SELECT DISTINCT C.CCODE</text:p>
          </table:table-cell>
          <table:table-cell office:value-type="string">
            <text:p>C.CDESC FROM njindiainvest.COMPANY C "+"</text:p>
          </table:table-cell>
          <table:table-cell table:number-columns-repeated="100"/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SCHMST</text:p>
          </table:table-cell>
          <table:table-cell office:value-type="float" office:value="181">
            <text:p>181</text:p>
          </table:table-cell>
          <table:table-cell office:value-type="string">
            <text:p><text:s text:c="24"/>LEFT JOIN njindiainvest.TAC_SCHMST TS ON (TS.SCHCODE=TD.SCHCODE AND TS.EX_CODE=TD.EX_CODE) "+"</text:p>
          </table:table-cell>
          <table:table-cell table:number-columns-repeated="101"/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SCHMST</text:p>
          </table:table-cell>
          <table:table-cell office:value-type="float" office:value="304">
            <text:p>304</text:p>
          </table:table-cell>
          <table:table-cell office:value-type="string">
            <text:p><text:s text:c="27"/>LEFT JOIN njindiainvest.TAC_SCHMST TS ON (TS.SCHCODE=TD.SCHCODE AND TS.EX_CODE=TD.EX_CODE) "+"</text:p>
          </table:table-cell>
          <table:table-cell table:number-columns-repeated="101"/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SCHMST</text:p>
          </table:table-cell>
          <table:table-cell office:value-type="float" office:value="423">
            <text:p>423</text:p>
          </table:table-cell>
          <table:table-cell office:value-type="string">
            <text:p><text:s text:c="27"/>LEFT JOIN njindiainvest.TAC_SCHMST TS ON (TS.SCHCODE=TD.SCHCODE AND TS.EX_CODE=TD.EX_CODE) "+"</text:p>
          </table:table-cell>
          <table:table-cell table:number-columns-repeated="101"/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PARTY</text:p>
          </table:table-cell>
          <table:table-cell office:value-type="float" office:value="756">
            <text:p>756</text:p>
          </table:table-cell>
          <table:table-cell office:value-type="string">
            <text:p><text:s text:c="36"/>qry=SELECT COUNT(TRXNID) FROM FAS.LEDGER_DETAIL LD INNER JOIN FAS.LEDGER L ON L.VOU=LD.VOU WHERE LD.TRXNID=:trxnid AND L.ACCODE='"+CommonHardCodes.PMS_CLIENT_ACCOUNT()+"' AND L.PARTYCODE='"+CommonHardCodes.TRANSACTION_ACCOUNT("BSE")+"'";"</text:p>
          </table:table-cell>
          <table:table-cell table:number-columns-repeated="101"/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LEDGER</text:p>
          </table:table-cell>
          <table:table-cell office:value-type="float" office:value="756">
            <text:p>756</text:p>
          </table:table-cell>
          <table:table-cell office:value-type="string">
            <text:p><text:s text:c="36"/>qry=SELECT COUNT(TRXNID) FROM FAS.LEDGER_DETAIL LD INNER JOIN FAS.LEDGER L ON L.VOU=LD.VOU WHERE LD.TRXNID=:trxnid AND L.ACCODE='"+CommonHardCodes.PMS_CLIENT_ACCOUNT()+"' AND L.PARTYCODE='"+CommonHardCodes.TRANSACTION_ACCOUNT("BSE")+"'";"</text:p>
          </table:table-cell>
          <table:table-cell table:number-columns-repeated="101"/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LEDGER_DETAIL</text:p>
          </table:table-cell>
          <table:table-cell office:value-type="float" office:value="756">
            <text:p>756</text:p>
          </table:table-cell>
          <table:table-cell office:value-type="string">
            <text:p><text:s text:c="36"/>qry=SELECT COUNT(TRXNID) FROM FAS.LEDGER_DETAIL LD INNER JOIN FAS.LEDGER L ON L.VOU=LD.VOU WHERE LD.TRXNID=:trxnid AND L.ACCODE='"+CommonHardCodes.PMS_CLIENT_ACCOUNT()+"' AND L.PARTYCODE='"+CommonHardCodes.TRANSACTION_ACCOUNT("BSE")+"'";"</text:p>
          </table:table-cell>
          <table:table-cell table:number-columns-repeated="101"/>
        </table:table-row>
        <table:table-row table:style-name="ro1">
          <table:table-cell office:value-type="string">
            <text:p>t_cmsbank_dtl.java</text:p>
          </table:table-cell>
          <table:table-cell office:value-type="string">
            <text:p>PARTY</text:p>
          </table:table-cell>
          <table:table-cell office:value-type="float" office:value="47">
            <text:p>47</text:p>
          </table:table-cell>
          <table:table-cell office:value-type="string">
            <text:p><text:s text:c="8"/>String sqlQ= SELECT PARTYCODE FROM trading.T_CMSBANK_DTL WHERE PAY_MODE=:PayMode";"</text:p>
          </table:table-cell>
          <table:table-cell table:number-columns-repeated="101"/>
        </table:table-row>
        <table:table-row table:style-name="ro1">
          <table:table-cell office:value-type="string">
            <text:p>utilPayOut.java</text:p>
          </table:table-cell>
          <table:table-cell office:value-type="string">
            <text:p>LEDGER</text:p>
          </table:table-cell>
          <table:table-cell office:value-type="float" office:value="184">
            <text:p>184</text:p>
          </table:table-cell>
          <table:table-cell office:value-type="string">
            <text:p><text:s text:c="21"/>String sqlGetVOU=SELECT VOU FROM fas.LEDGER_DETAIL where TRXNID=:trxnid";"</text:p>
          </table:table-cell>
          <table:table-cell table:number-columns-repeated="101"/>
        </table:table-row>
        <table:table-row table:style-name="ro1">
          <table:table-cell office:value-type="string">
            <text:p>utilPayOut.java</text:p>
          </table:table-cell>
          <table:table-cell office:value-type="string">
            <text:p>LEDGER_DETAIL</text:p>
          </table:table-cell>
          <table:table-cell office:value-type="float" office:value="184">
            <text:p>184</text:p>
          </table:table-cell>
          <table:table-cell office:value-type="string">
            <text:p><text:s text:c="21"/>String sqlGetVOU=SELECT VOU FROM fas.LEDGER_DETAIL where TRXNID=:trxnid";"</text:p>
          </table:table-cell>
          <table:table-cell table:number-columns-repeated="101"/>
        </table:table-row>
        <table:table-row table:style-name="ro1">
          <table:table-cell office:value-type="string">
            <text:p>cancelTrxnRejFile.java</text:p>
          </table:table-cell>
          <table:table-cell office:value-type="string">
            <text:p>LEDGER</text:p>
          </table:table-cell>
          <table:table-cell office:value-type="float" office:value="188">
            <text:p>188</text:p>
          </table:table-cell>
          <table:table-cell office:value-type="string">
            <text:p><text:s text:c="8"/>String sqlGetVou=SELECT VOU FROM FAS.LEDGER_DETAIL WHERE TRXNID=:trxnid";"</text:p>
          </table:table-cell>
          <table:table-cell table:number-columns-repeated="101"/>
        </table:table-row>
        <table:table-row table:style-name="ro1">
          <table:table-cell office:value-type="string">
            <text:p>cancelTrxnRejFile.java</text:p>
          </table:table-cell>
          <table:table-cell office:value-type="string">
            <text:p>LEDGER_DETAIL</text:p>
          </table:table-cell>
          <table:table-cell office:value-type="float" office:value="188">
            <text:p>188</text:p>
          </table:table-cell>
          <table:table-cell office:value-type="string">
            <text:p><text:s text:c="8"/>String sqlGetVou=SELECT VOU FROM FAS.LEDGER_DETAIL WHERE TRXNID=:trxnid";"</text:p>
          </table:table-cell>
          <table:table-cell table:number-columns-repeated="101"/>
        </table:table-row>
        <table:table-row table:style-name="ro1">
          <table:table-cell office:value-type="string">
            <text:p>olt_schmst.java</text:p>
          </table:table-cell>
          <table:table-cell office:value-type="string">
            <text:p>SCHMST</text:p>
          </table:table-cell>
          <table:table-cell office:value-type="float" office:value="39">
            <text:p>39</text:p>
          </table:table-cell>
          <table:table-cell office:value-type="string">
            <text:p><text:s text:c="8"/>String sql = SELECT MINPURAMT</text:p>
          </table:table-cell>
          <table:table-cell office:value-type="string">
            <text:p>PURMULTAMT FROM OLT_SCHMST WHERE SCHCODE=:schcode";"</text:p>
          </table:table-cell>
          <table:table-cell table:number-columns-repeated="100"/>
        </table:table-row>
        <table:table-row table:style-name="ro1">
          <table:table-cell office:value-type="string">
            <text:p>olt_schmst.java</text:p>
          </table:table-cell>
          <table:table-cell office:value-type="string">
            <text:p>SCHMST</text:p>
          </table:table-cell>
          <table:table-cell office:value-type="float" office:value="64">
            <text:p>64</text:p>
          </table:table-cell>
          <table:table-cell office:value-type="string">
            <text:p><text:s text:c="8"/>String sql = SELECT INITPURAMT</text:p>
          </table:table-cell>
          <table:table-cell office:value-type="string">
            <text:p>MININITMULTAMT FROM OLT_SCHMST WHERE SCHCODE=:schcode";"</text:p>
          </table:table-cell>
          <table:table-cell table:number-columns-repeated="100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35">
            <text:p>35</text:p>
          </table:table-cell>
          <table:table-cell office:value-type="string">
            <text:p><text:s text:c="5"/>* Description : The method is used to maintain log of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IMP_BANKREC</text:p>
          </table:table-cell>
          <table:table-cell office:value-type="float" office:value="35">
            <text:p>35</text:p>
          </table:table-cell>
          <table:table-cell office:value-type="string">
            <text:p><text:s text:c="5"/>* Description : The method is used to maintain log of TA_IMP_BANKREC table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46">
            <text:p>46</text:p>
          </table:table-cell>
          <table:table-cell office:value-type="string">
            <text:p><text:s text:c="8"/>String sql = INSERT INTO trading.TA_IMP_BANKREC_LOG(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IMP_BANKREC</text:p>
          </table:table-cell>
          <table:table-cell office:value-type="float" office:value="46">
            <text:p>46</text:p>
          </table:table-cell>
          <table:table-cell office:value-type="string">
            <text:p><text:s text:c="8"/>String sql = INSERT INTO trading.TA_IMP_BANKREC_LOG(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_LOG</text:p>
          </table:table-cell>
          <table:table-cell office:value-type="float" office:value="46">
            <text:p>46</text:p>
          </table:table-cell>
          <table:table-cell office:value-type="string">
            <text:p><text:s text:c="8"/>String sql = INSERT INTO trading.TA_IMP_BANKREC_LOG(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47">
            <text:p>47</text:p>
          </table:table-cell>
          <table:table-cell office:value-type="string">
            <text:p><text:s text:c="24"/>IMPBANKREC_ID</text:p>
          </table:table-cell>
          <table:table-cell office:value-type="string">
            <text:p><text:s/>TRDATE</text:p>
          </table:table-cell>
          <table:table-cell office:value-type="string">
            <text:p><text:s/>TRANSACTION_ID</text:p>
          </table:table-cell>
          <table:table-cell office:value-type="string">
            <text:p><text:s/>CHEQUE_NO</text:p>
          </table:table-cell>
          <table:table-cell office:value-type="string">
            <text:p><text:s/>" +"</text:p>
          </table:table-cell>
          <table:table-cell table:number-columns-repeated="97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52">
            <text:p>52</text:p>
          </table:table-cell>
          <table:table-cell office:value-type="string">
            <text:p><text:s text:c="23"/>IMPBANKREC_ID</text:p>
          </table:table-cell>
          <table:table-cell office:value-type="string">
            <text:p><text:s/>TRDATE</text:p>
          </table:table-cell>
          <table:table-cell office:value-type="string">
            <text:p><text:s/>TRANSACTION_ID</text:p>
          </table:table-cell>
          <table:table-cell office:value-type="string">
            <text:p><text:s/>CHEQUE_NO</text:p>
          </table:table-cell>
          <table:table-cell office:value-type="string">
            <text:p><text:s/>" +"</text:p>
          </table:table-cell>
          <table:table-cell table:number-columns-repeated="97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56">
            <text:p>56</text:p>
          </table:table-cell>
          <table:table-cell office:value-type="string">
            <text:p><text:s text:c="21"/>FROM 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IMP_BANKREC</text:p>
          </table:table-cell>
          <table:table-cell office:value-type="float" office:value="56">
            <text:p>56</text:p>
          </table:table-cell>
          <table:table-cell office:value-type="string">
            <text:p><text:s text:c="21"/>FROM 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74">
            <text:p>74</text:p>
          </table:table-cell>
          <table:table-cell office:value-type="string">
            <text:p><text:s text:c="8"/>String sql = INSERT INTO trading.TA_IMP_BANKREC_LOG(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IMP_BANKREC</text:p>
          </table:table-cell>
          <table:table-cell office:value-type="float" office:value="74">
            <text:p>74</text:p>
          </table:table-cell>
          <table:table-cell office:value-type="string">
            <text:p><text:s text:c="8"/>String sql = INSERT INTO trading.TA_IMP_BANKREC_LOG(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_LOG</text:p>
          </table:table-cell>
          <table:table-cell office:value-type="float" office:value="74">
            <text:p>74</text:p>
          </table:table-cell>
          <table:table-cell office:value-type="string">
            <text:p><text:s text:c="8"/>String sql = INSERT INTO trading.TA_IMP_BANKREC_LOG(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75">
            <text:p>75</text:p>
          </table:table-cell>
          <table:table-cell office:value-type="string">
            <text:p><text:s text:c="24"/>IMPBANKREC_ID</text:p>
          </table:table-cell>
          <table:table-cell office:value-type="string">
            <text:p><text:s/>TRDATE</text:p>
          </table:table-cell>
          <table:table-cell office:value-type="string">
            <text:p><text:s/>TRANSACTION_ID</text:p>
          </table:table-cell>
          <table:table-cell office:value-type="string">
            <text:p><text:s/>CHEQUE_NO</text:p>
          </table:table-cell>
          <table:table-cell office:value-type="string">
            <text:p><text:s/>" +"</text:p>
          </table:table-cell>
          <table:table-cell table:number-columns-repeated="97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80">
            <text:p>80</text:p>
          </table:table-cell>
          <table:table-cell office:value-type="string">
            <text:p><text:s text:c="23"/>IMPBANKREC_ID</text:p>
          </table:table-cell>
          <table:table-cell office:value-type="string">
            <text:p><text:s/>TRDATE</text:p>
          </table:table-cell>
          <table:table-cell office:value-type="string">
            <text:p><text:s/>TRANSACTION_ID</text:p>
          </table:table-cell>
          <table:table-cell office:value-type="string">
            <text:p><text:s/>CHEQUE_NO</text:p>
          </table:table-cell>
          <table:table-cell office:value-type="string">
            <text:p><text:s/>" +"</text:p>
          </table:table-cell>
          <table:table-cell table:number-columns-repeated="97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BANKREC</text:p>
          </table:table-cell>
          <table:table-cell office:value-type="float" office:value="84">
            <text:p>84</text:p>
          </table:table-cell>
          <table:table-cell office:value-type="string">
            <text:p><text:s text:c="21"/>FROM 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_log.java</text:p>
          </table:table-cell>
          <table:table-cell office:value-type="string">
            <text:p>IMP_BANKREC</text:p>
          </table:table-cell>
          <table:table-cell office:value-type="float" office:value="84">
            <text:p>84</text:p>
          </table:table-cell>
          <table:table-cell office:value-type="string">
            <text:p><text:s text:c="21"/>FROM trading.TA_IMP_BANKREC " +"</text:p>
          </table:table-cell>
          <table:table-cell table:number-columns-repeated="101"/>
        </table:table-row>
        <table:table-row table:style-name="ro1">
          <table:table-cell office:value-type="string">
            <text:p>ta_imp_bankrecBean.java</text:p>
          </table:table-cell>
          <table:table-cell office:value-type="string">
            <text:p>BANKREC</text:p>
          </table:table-cell>
          <table:table-cell office:value-type="float" office:value="17">
            <text:p>17</text:p>
          </table:table-cell>
          <table:table-cell office:value-type="string">
            <text:p><text:s text:c="4"/>private int IMPBANKREC_ID;</text:p>
          </table:table-cell>
          <table:table-cell table:number-columns-repeated="101"/>
        </table:table-row>
        <table:table-row table:style-name="ro1">
          <table:table-cell office:value-type="string">
            <text:p>ta_imp_bankrecBean.java</text:p>
          </table:table-cell>
          <table:table-cell office:value-type="string">
            <text:p>BANKREC</text:p>
          </table:table-cell>
          <table:table-cell office:value-type="float" office:value="70">
            <text:p>70</text:p>
          </table:table-cell>
          <table:table-cell office:value-type="string">
            <text:p><text:s text:c="4"/>public int getIMPBANKREC_ID() {</text:p>
          </table:table-cell>
          <table:table-cell table:number-columns-repeated="101"/>
        </table:table-row>
        <table:table-row table:style-name="ro1">
          <table:table-cell office:value-type="string">
            <text:p>ta_imp_bankrecBean.java</text:p>
          </table:table-cell>
          <table:table-cell office:value-type="string">
            <text:p>BANKREC</text:p>
          </table:table-cell>
          <table:table-cell office:value-type="float" office:value="71">
            <text:p>71</text:p>
          </table:table-cell>
          <table:table-cell office:value-type="string">
            <text:p><text:s text:c="8"/>return IMPBANKREC_ID; </text:p>
          </table:table-cell>
          <table:table-cell table:number-columns-repeated="101"/>
        </table:table-row>
        <table:table-row table:style-name="ro1">
          <table:table-cell office:value-type="string">
            <text:p>ta_imp_bankrecBean.java</text:p>
          </table:table-cell>
          <table:table-cell office:value-type="string">
            <text:p>BANKREC</text:p>
          </table:table-cell>
          <table:table-cell office:value-type="float" office:value="74">
            <text:p>74</text:p>
          </table:table-cell>
          <table:table-cell office:value-type="string">
            <text:p><text:s text:c="4"/>public void setIMPBANKREC_ID(int IMPBANKREC_ID) {</text:p>
          </table:table-cell>
          <table:table-cell table:number-columns-repeated="101"/>
        </table:table-row>
        <table:table-row table:style-name="ro1">
          <table:table-cell office:value-type="string">
            <text:p>ta_imp_bankrecBean.java</text:p>
          </table:table-cell>
          <table:table-cell office:value-type="string">
            <text:p>BANKREC</text:p>
          </table:table-cell>
          <table:table-cell office:value-type="float" office:value="75">
            <text:p>75</text:p>
          </table:table-cell>
          <table:table-cell office:value-type="string">
            <text:p><text:s text:c="8"/>this.IMPBANKREC_ID = IMPBANKREC_ID;</text:p>
          </table:table-cell>
          <table:table-cell table:number-columns-repeated="101"/>
        </table:table-row>
        <table:table-row table:style-name="ro1">
          <table:table-cell office:value-type="string">
            <text:p>firm.java</text:p>
          </table:table-cell>
          <table:table-cell office:value-type="string">
            <text:p>FIRM</text:p>
          </table:table-cell>
          <table:table-cell office:value-type="float" office:value="43">
            <text:p>43</text:p>
          </table:table-cell>
          <table:table-cell office:value-type="string">
            <text:p><text:s text:c="12"/>sqlQ= SELECT NVL(FIRMCODE</text:p>
          </table:table-cell>
          <table:table-cell office:value-type="string">
            <text:p>') " +"</text:p>
          </table:table-cell>
          <table:table-cell table:number-columns-repeated="100"/>
        </table:table-row>
        <table:table-row table:style-name="ro1">
          <table:table-cell office:value-type="string">
            <text:p>firm.java</text:p>
          </table:table-cell>
          <table:table-cell office:value-type="string">
            <text:p>FIRM</text:p>
          </table:table-cell>
          <table:table-cell office:value-type="float" office:value="44">
            <text:p>44</text:p>
          </table:table-cell>
          <table:table-cell office:value-type="string">
            <text:p><text:s text:c="16"/>FROM FIRM " +"</text:p>
          </table:table-cell>
          <table:table-cell table:number-columns-repeated="101"/>
        </table:table-row>
        <table:table-row table:style-name="ro1">
          <table:table-cell office:value-type="string">
            <text:p>firm.java</text:p>
          </table:table-cell>
          <table:table-cell office:value-type="string">
            <text:p>COMP</text:p>
          </table:table-cell>
          <table:table-cell office:value-type="float" office:value="45">
            <text:p>45</text:p>
          </table:table-cell>
          <table:table-cell office:value-type="string">
            <text:p><text:s text:c="16"/>WHERE COMP_ID=29 " +"</text:p>
          </table:table-cell>
          <table:table-cell table:number-columns-repeated="101"/>
        </table:table-row>
        <table:table-row table:style-name="ro1">
          <table:table-cell office:value-type="string">
            <text:p>firm.java</text:p>
          </table:table-cell>
          <table:table-cell office:value-type="string">
            <text:p>FIRM</text:p>
          </table:table-cell>
          <table:table-cell office:value-type="float" office:value="58">
            <text:p>58</text:p>
          </table:table-cell>
          <table:table-cell office:value-type="string">
            <text:p><text:s text:c="21"/>FROM FIRM " +"</text:p>
          </table:table-cell>
          <table:table-cell table:number-columns-repeated="101"/>
        </table:table-row>
        <table:table-row table:style-name="ro1">
          <table:table-cell office:value-type="string">
            <text:p>firm.java</text:p>
          </table:table-cell>
          <table:table-cell office:value-type="string">
            <text:p>COMP</text:p>
          </table:table-cell>
          <table:table-cell office:value-type="float" office:value="60">
            <text:p>60</text:p>
          </table:table-cell>
          <table:table-cell office:value-type="string">
            <text:p><text:s text:c="21"/>AND COMP_ID=29 ";"</text:p>
          </table:table-cell>
          <table:table-cell table:number-columns-repeated="101"/>
        </table:table-row>
        <table:table-row table:style-name="ro1">
          <table:table-cell office:value-type="string">
            <text:p>partymast.java</text:p>
          </table:table-cell>
          <table:table-cell office:value-type="string">
            <text:p>PARTY</text:p>
          </table:table-cell>
          <table:table-cell office:value-type="float" office:value="44">
            <text:p>44</text:p>
          </table:table-cell>
          <table:table-cell office:value-type="string">
            <text:p><text:s text:c="12"/>return sqlObj.getString(SELECT CATCODE FROM PARTYMAST " +"</text:p>
          </table:table-cell>
          <table:table-cell table:number-columns-repeated="101"/>
        </table:table-row>
        <table:table-row table:style-name="ro1">
          <table:table-cell office:value-type="string">
            <text:p>partymast.java</text:p>
          </table:table-cell>
          <table:table-cell office:value-type="string">
            <text:p>PARTYMAST</text:p>
          </table:table-cell>
          <table:table-cell office:value-type="float" office:value="44">
            <text:p>44</text:p>
          </table:table-cell>
          <table:table-cell office:value-type="string">
            <text:p><text:s text:c="12"/>return sqlObj.getString(SELECT CATCODE FROM PARTYMAST " +"</text:p>
          </table:table-cell>
          <table:table-cell table:number-columns-repeated="101"/>
        </table:table-row>
        <table:table-row table:style-name="ro1">
          <table:table-cell office:value-type="string">
            <text:p>partymast.java</text:p>
          </table:table-cell>
          <table:table-cell office:value-type="string">
            <text:p>PARTY</text:p>
          </table:table-cell>
          <table:table-cell office:value-type="float" office:value="45">
            <text:p>45</text:p>
          </table:table-cell>
          <table:table-cell office:value-type="string">
            <text:p><text:s text:c="40"/>WHERE PARTYCODE=:partyCode " +"</text:p>
          </table:table-cell>
          <table:table-cell table:number-columns-repeated="101"/>
        </table:table-row>
        <table:table-row table:style-name="ro1">
          <table:table-cell office:value-type="string">
            <text:p>partymast.java</text:p>
          </table:table-cell>
          <table:table-cell office:value-type="string">
            <text:p>FIRM</text:p>
          </table:table-cell>
          <table:table-cell office:value-type="float" office:value="46">
            <text:p>46</text:p>
          </table:table-cell>
          <table:table-cell office:value-type="string">
            <text:p><text:s text:c="40"/>AND FIRMCODE=:firmCode"</text:p>
          </table:table-cell>
          <table:table-cell office:value-type="string">
            <text:p><text:s/>new MapSqlParameterSource(map)</text:p>
          </table:table-cell>
          <table:table-cell office:value-type="string">
            <text:p><text:s/>SchemaFactory.Dbschema.Fas.getSchema());"</text:p>
          </table:table-cell>
          <table:table-cell table:number-columns-repeated="99"/>
        </table:table-row>
        <table:table-row table:style-name="ro1">
          <table:table-cell office:value-type="string">
            <text:p>AdminEntryModel.java</text:p>
          </table:table-cell>
          <table:table-cell office:value-type="string">
            <text:p>REGION</text:p>
          </table:table-cell>
          <table:table-cell office:value-type="float" office:value="300">
            <text:p>300</text:p>
          </table:table-cell>
          <table:table-cell office:value-type="string">
            <text:p><text:s text:c="8"/>Query.append( INNER JOIN njindiainvest.REGION REG ON REG.REGCODE = GM.BRNCODE <text:s/>");"</text:p>
          </table:table-cell>
          <table:table-cell table:number-columns-repeated="101"/>
        </table:table-row>
        <table:table-row table:style-name="ro1">
          <table:table-cell office:value-type="string">
            <text:p>commonEntryModuleModel.java</text:p>
          </table:table-cell>
          <table:table-cell office:value-type="string">
            <text:p>REGION</text:p>
          </table:table-cell>
          <table:table-cell office:value-type="float" office:value="220">
            <text:p>220</text:p>
          </table:table-cell>
          <table:table-cell office:value-type="string">
            <text:p><text:s text:c="8"/>Query.append( SELECT R.REGCODE</text:p>
          </table:table-cell>
          <table:table-cell office:value-type="string">
            <text:p>R.REGNAME FROM REGION R INNER JOIN GRPMST GM ON REGCODE = BRNCODE WHERE GRPCODE ='").append(GRPCODE).append("' ");"</text:p>
          </table:table-cell>
          <table:table-cell table:number-columns-repeated="100"/>
        </table:table-row>
        <table:table-row table:style-name="ro1">
          <table:table-cell office:value-type="string">
            <text:p>importBankStmtModel.java</text:p>
          </table:table-cell>
          <table:table-cell office:value-type="string">
            <text:p>PARTY</text:p>
          </table:table-cell>
          <table:table-cell office:value-type="float" office:value="1364">
            <text:p>1364</text:p>
          </table:table-cell>
          <table:table-cell office:value-type="string">
            <text:p><text:s text:c="12"/>PartyCode += '" + rs.getString("PARTYCODE") + "'</text:p>
          </table:table-cell>
          <table:table-cell office:value-type="string">
            <text:p>;</text:p>
          </table:table-cell>
          <table:table-cell table:number-columns-repeated="100"/>
        </table:table-row>
        <table:table-row table:style-name="ro1">
          <table:table-cell office:value-type="string">
            <text:p>importBankStmtModel.java</text:p>
          </table:table-cell>
          <table:table-cell office:value-type="string">
            <text:p>PARTY</text:p>
          </table:table-cell>
          <table:table-cell office:value-type="float" office:value="1365">
            <text:p>1365</text:p>
          </table:table-cell>
          <table:table-cell office:value-type="string">
            <text:p>//finutils.errorhandler.ErrorHandler.PrintInLog(/opt/apache-tomcat1/webapps/tradeaccount/log/TDSReport.txt"</text:p>
          </table:table-cell>
          <table:table-cell office:value-type="string">
            <text:p><text:s/>"PartyCode:kjykyu:"+rs.getString("PARTYCODE"));"</text:p>
          </table:table-cell>
          <table:table-cell table:number-columns-repeated="100"/>
        </table:table-row>
        <table:table-row table:style-name="ro1">
          <table:table-cell office:value-type="string">
            <text:p>trxnStatusUtilityModel.java</text:p>
          </table:table-cell>
          <table:table-cell office:value-type="string">
            <text:p>PARTY</text:p>
          </table:table-cell>
          <table:table-cell office:value-type="float" office:value="223">
            <text:p>223</text:p>
          </table:table-cell>
          <table:table-cell office:value-type="string">
            <text:p><text:s text:c="12"/>PartyCode += '" + rs.getString("PARTYCODE") + "'</text:p>
          </table:table-cell>
          <table:table-cell office:value-type="string">
            <text:p>;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PARTY</text:p>
          </table:table-cell>
          <table:table-cell office:value-type="float" office:value="71">
            <text:p>71</text:p>
          </table:table-cell>
          <table:table-cell office:value-type="string">
            <text:p><text:s text:c="8"/>return sqlObj.getString(SELECT group_concat(PARTYCODE) FROM trading.T_CMSBANK_DTL"</text:p>
          </table:table-cell>
          <table:table-cell office:value-type="string">
            <text:p><text:s/>schema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DIVISION</text:p>
          </table:table-cell>
          <table:table-cell office:value-type="float" office:value="133">
            <text:p>133</text:p>
          </table:table-cell>
          <table:table-cell office:value-type="string">
            <text:p><text:s text:c="8"/>bankRec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DIVISION</text:p>
          </table:table-cell>
          <table:table-cell office:value-type="float" office:value="151">
            <text:p>151</text:p>
          </table:table-cell>
          <table:table-cell office:value-type="string">
            <text:p><text:s text:c="8"/>jv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270">
            <text:p>270</text:p>
          </table:table-cell>
          <table:table-cell office:value-type="string">
            <text:p><text:s text:c="16"/>bankRec.setFIRM_CODE(getFirmCode(trDate));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284">
            <text:p>284</text:p>
          </table:table-cell>
          <table:table-cell office:value-type="string">
            <text:p><text:s text:c="16"/>jv.setFIRM_CODE(bankRec.getFIRM_CODE());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BANKREC</text:p>
          </table:table-cell>
          <table:table-cell office:value-type="float" office:value="471">
            <text:p>471</text:p>
          </table:table-cell>
          <table:table-cell office:value-type="string">
            <text:p><text:s text:c="8"/>sql.append( INNER JOIN trading.TA_IMP_BANKREC BR ON (BR.TRANSACTION_ID=PT.TRXNID AND BR.AMOUNT=PT.CHEQUE_AMOUNT AND BR.REC_STATUS='PENDING' AND BR.TRNTYPE='C' AND BR.PAY_MODE=:type) ");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IMP_BANKREC</text:p>
          </table:table-cell>
          <table:table-cell office:value-type="float" office:value="471">
            <text:p>471</text:p>
          </table:table-cell>
          <table:table-cell office:value-type="string">
            <text:p><text:s text:c="8"/>sql.append( INNER JOIN trading.TA_IMP_BANKREC BR ON (BR.TRANSACTION_ID=PT.TRXNID AND BR.AMOUNT=PT.CHEQUE_AMOUNT AND BR.REC_STATUS='PENDING' AND BR.TRNTYPE='C' AND BR.PAY_MODE=:type) ");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BANKREC</text:p>
          </table:table-cell>
          <table:table-cell office:value-type="float" office:value="674">
            <text:p>674</text:p>
          </table:table-cell>
          <table:table-cell office:value-type="string">
            <text:p><text:s text:c="8"/>sql.append( UPDATE trading.TA_IMP_BANKREC SET REC_STATUS=:newStatus</text:p>
          </table:table-cell>
          <table:table-cell office:value-type="string">
            <text:p><text:s/>EMP_CODE=:meCode "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IMP_BANKREC</text:p>
          </table:table-cell>
          <table:table-cell office:value-type="float" office:value="674">
            <text:p>674</text:p>
          </table:table-cell>
          <table:table-cell office:value-type="string">
            <text:p><text:s text:c="8"/>sql.append( UPDATE trading.TA_IMP_BANKREC SET REC_STATUS=:newStatus</text:p>
          </table:table-cell>
          <table:table-cell office:value-type="string">
            <text:p><text:s/>EMP_CODE=:meCode "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BANKREC</text:p>
          </table:table-cell>
          <table:table-cell office:value-type="float" office:value="676">
            <text:p>676</text:p>
          </table:table-cell>
          <table:table-cell office:value-type="string">
            <text:p>// <text:s text:c="7"/>sql.append( UPDATE trading.TA_IMP_BANKREC SET REC_STATUS='"+newStatus+"'</text:p>
          </table:table-cell>
          <table:table-cell office:value-type="string">
            <text:p><text:s/>EMP_CODE='"+meCode+"' "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IMP_BANKREC</text:p>
          </table:table-cell>
          <table:table-cell office:value-type="float" office:value="676">
            <text:p>676</text:p>
          </table:table-cell>
          <table:table-cell office:value-type="string">
            <text:p>// <text:s text:c="7"/>sql.append( UPDATE trading.TA_IMP_BANKREC SET REC_STATUS='"+newStatus+"'</text:p>
          </table:table-cell>
          <table:table-cell office:value-type="string">
            <text:p><text:s/>EMP_CODE='"+meCode+"' "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BANKREC</text:p>
          </table:table-cell>
          <table:table-cell office:value-type="float" office:value="712">
            <text:p>712</text:p>
          </table:table-cell>
          <table:table-cell office:value-type="string">
            <text:p><text:s text:c="8"/>sql.append( FROM trading.TA_IMP_BANKREC BR ");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IMP_BANKREC</text:p>
          </table:table-cell>
          <table:table-cell office:value-type="float" office:value="712">
            <text:p>712</text:p>
          </table:table-cell>
          <table:table-cell office:value-type="string">
            <text:p><text:s text:c="8"/>sql.append( FROM trading.TA_IMP_BANKREC BR ");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PARTY</text:p>
          </table:table-cell>
          <table:table-cell office:value-type="float" office:value="751">
            <text:p>751</text:p>
          </table:table-cell>
          <table:table-cell office:value-type="string">
            <text:p><text:s text:c="8"/>StringBuilder sql = new StringBuilder(SELECT CMS_ID</text:p>
          </table:table-cell>
          <table:table-cell office:value-type="string">
            <text:p><text:s/>EX_CODE FROM trading.T_CMSBANK_DTL WHERE PAY_MODE=:type AND PARTYCODE=:bank LIMIT 1"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768">
            <text:p>768</text:p>
          </table:table-cell>
          <table:table-cell office:value-type="string">
            <text:p><text:s text:c="5"/>* the method is used to get the FIRM_CODE of the specified date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774">
            <text:p>774</text:p>
          </table:table-cell>
          <table:table-cell office:value-type="string">
            <text:p><text:s text:c="5"/>* @return <text:s/>String which is the accounting FIRM_CODE of the specified date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COMP</text:p>
          </table:table-cell>
          <table:table-cell office:value-type="float" office:value="779">
            <text:p>779</text:p>
          </table:table-cell>
          <table:table-cell office:value-type="string">
            <text:p><text:s text:c="8"/>StringBuilder sql = new StringBuilder(SELECT FIRMCODE FROM FIRM WHERE COMP_ID=29 AND TO_DATE(:date</text:p>
          </table:table-cell>
          <table:table-cell office:value-type="string">
            <text:p>DD/MM/YYYY') BETWEEN STARTDT AND ENDDT"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779">
            <text:p>779</text:p>
          </table:table-cell>
          <table:table-cell office:value-type="string">
            <text:p><text:s text:c="8"/>StringBuilder sql = new StringBuilder(SELECT FIRMCODE FROM FIRM WHERE COMP_ID=29 AND TO_DATE(:date</text:p>
          </table:table-cell>
          <table:table-cell office:value-type="string">
            <text:p>DD/MM/YYYY') BETWEEN STARTDT AND ENDDT");"</text:p>
          </table:table-cell>
          <table:table-cell table:number-columns-repeated="100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PARTY</text:p>
          </table:table-cell>
          <table:table-cell office:value-type="float" office:value="812">
            <text:p>812</text:p>
          </table:table-cell>
          <table:table-cell office:value-type="string">
            <text:p><text:s text:c="12"/>catCode = sqlObj.getString(SELECT CATCODE FROM PARTYMAST " +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PARTYMAST</text:p>
          </table:table-cell>
          <table:table-cell office:value-type="float" office:value="812">
            <text:p>812</text:p>
          </table:table-cell>
          <table:table-cell office:value-type="string">
            <text:p><text:s text:c="12"/>catCode = sqlObj.getString(SELECT CATCODE FROM PARTYMAST " +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PARTY</text:p>
          </table:table-cell>
          <table:table-cell office:value-type="float" office:value="813">
            <text:p>813</text:p>
          </table:table-cell>
          <table:table-cell office:value-type="string">
            <text:p><text:s text:c="40"/>WHERE PARTYCODE=:partyCode " +"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814">
            <text:p>814</text:p>
          </table:table-cell>
          <table:table-cell office:value-type="string">
            <text:p><text:s text:c="40"/>AND FIRMCODE=:firmCode"</text:p>
          </table:table-cell>
          <table:table-cell office:value-type="string">
            <text:p><text:s/>new MapSqlParameterSource(map)</text:p>
          </table:table-cell>
          <table:table-cell office:value-type="string">
            <text:p><text:s/>SchemaFactory.Dbschema.Fas.getSchema());"</text:p>
          </table:table-cell>
          <table:table-cell table:number-columns-repeated="99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CATEGORY</text:p>
          </table:table-cell>
          <table:table-cell office:value-type="float" office:value="908">
            <text:p>908</text:p>
          </table:table-cell>
          <table:table-cell office:value-type="string">
            <text:p><text:s text:c="8"/>jv.setCATEGORY_CODE(getCatCode(jv.getDEBIT_ACCODE(), jv.getFIRM_CODE()));</text:p>
          </table:table-cell>
          <table:table-cell table:number-columns-repeated="101"/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908">
            <text:p>908</text:p>
          </table:table-cell>
          <table:table-cell office:value-type="string">
            <text:p><text:s text:c="8"/>jv.setCATEGORY_CODE(getCatCode(jv.getDEBIT_ACCODE(), jv.getFIRM_CODE()));</text:p>
          </table:table-cell>
          <table:table-cell table:number-columns-repeated="101"/>
        </table:table-row>
        <table:table-row table:style-name="ro1">
          <table:table-cell office:value-type="string">
            <text:p>utilBankStmtModel.java</text:p>
          </table:table-cell>
          <table:table-cell office:value-type="string">
            <text:p>BANKREC</text:p>
          </table:table-cell>
          <table:table-cell office:value-type="float" office:value="35">
            <text:p>35</text:p>
          </table:table-cell>
          <table:table-cell office:value-type="string">
            <text:p><text:s text:c="5"/>* Description : The method is used to retrive transaction from TA_IMP_BANKREC table</text:p>
          </table:table-cell>
          <table:table-cell table:number-columns-repeated="101"/>
        </table:table-row>
        <table:table-row table:style-name="ro1">
          <table:table-cell office:value-type="string">
            <text:p>utilBankStmtModel.java</text:p>
          </table:table-cell>
          <table:table-cell office:value-type="string">
            <text:p>IMP_BANKREC</text:p>
          </table:table-cell>
          <table:table-cell office:value-type="float" office:value="35">
            <text:p>35</text:p>
          </table:table-cell>
          <table:table-cell office:value-type="string">
            <text:p><text:s text:c="5"/>* Description : The method is used to retrive transaction from TA_IMP_BANKREC table</text:p>
          </table:table-cell>
          <table:table-cell table:number-columns-repeated="101"/>
        </table:table-row>
        <table:table-row table:style-name="ro1">
          <table:table-cell office:value-type="string">
            <text:p>utilBankStmtModel.java</text:p>
          </table:table-cell>
          <table:table-cell office:value-type="string">
            <text:p>BANKREC</text:p>
          </table:table-cell>
          <table:table-cell office:value-type="float" office:value="58">
            <text:p>58</text:p>
          </table:table-cell>
          <table:table-cell office:value-type="string">
            <text:p><text:s text:c="5"/>* Description : The method is used to delete transaction from TA_IMP_BANKREC table</text:p>
          </table:table-cell>
          <table:table-cell table:number-columns-repeated="101"/>
        </table:table-row>
        <table:table-row table:style-name="ro1">
          <table:table-cell office:value-type="string">
            <text:p>utilBankStmtModel.java</text:p>
          </table:table-cell>
          <table:table-cell office:value-type="string">
            <text:p>IMP_BANKREC</text:p>
          </table:table-cell>
          <table:table-cell office:value-type="float" office:value="58">
            <text:p>58</text:p>
          </table:table-cell>
          <table:table-cell office:value-type="string">
            <text:p><text:s text:c="5"/>* Description : The method is used to delete transaction from TA_IMP_BANKREC table</text:p>
          </table:table-cell>
          <table:table-cell table:number-columns-repeated="101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DIVISION</text:p>
          </table:table-cell>
          <table:table-cell office:value-type="float" office:value="186">
            <text:p>186</text:p>
          </table:table-cell>
          <table:table-cell office:value-type="string">
            <text:p><text:s text:c="12"/>bankRec.setDIVISION_CODE(CommonHardCodes.DIVISION_FOR_NJ_FUNDZ());</text:p>
          </table:table-cell>
          <table:table-cell table:number-columns-repeated="101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CATEGORY</text:p>
          </table:table-cell>
          <table:table-cell office:value-type="float" office:value="380">
            <text:p>380</text:p>
          </table:table-cell>
          <table:table-cell office:value-type="string">
            <text:p><text:s text:c="8"/>category = (String)transectionMap.get(CATEGORY");"</text:p>
          </table:table-cell>
          <table:table-cell table:number-columns-repeated="101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FIRM</text:p>
          </table:table-cell>
          <table:table-cell office:value-type="float" office:value="443">
            <text:p>443</text:p>
          </table:table-cell>
          <table:table-cell office:value-type="string">
            <text:p><text:s text:c="8"/>bankRec.setFIRM_CODE(getFirmCode());</text:p>
          </table:table-cell>
          <table:table-cell table:number-columns-repeated="101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CATEGORY</text:p>
          </table:table-cell>
          <table:table-cell office:value-type="float" office:value="621">
            <text:p>621</text:p>
          </table:table-cell>
          <table:table-cell office:value-type="string">
            <text:p><text:s text:c="8"/>sql.append( <text:s text:c="3"/></text:p>
          </table:table-cell>
          <table:table-cell office:value-type="string">
            <text:p><text:s/>CASE WHEN N.SCHTYPE='BAL' THEN 'BALNC' WHEN N.SCHTYPE='EQUITY' THEN 'EQITY' <text:s/>WHEN N.SCHTYPE='DEBT' THEN 'DEBTS' ELSE 'LIQID' END AS CATEGORY");"</text:p>
          </table:table-cell>
          <table:table-cell table:number-columns-repeated="100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SCHMST</text:p>
          </table:table-cell>
          <table:table-cell office:value-type="float" office:value="624">
            <text:p>624</text:p>
          </table:table-cell>
          <table:table-cell office:value-type="string">
            <text:p><text:s text:c="8"/>sql.append( INNER JOIN njindiainvest.TAC_SCHMST TS ON (TS.SCHCODE=TD.SCHCODE AND TS.EX_CODE=:exCode) ");"</text:p>
          </table:table-cell>
          <table:table-cell table:number-columns-repeated="101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SUBTYPE</text:p>
          </table:table-cell>
          <table:table-cell office:value-type="float" office:value="674">
            <text:p>674</text:p>
          </table:table-cell>
          <table:table-cell office:value-type="string">
            <text:p><text:s text:c="12"/>sql.append( <text:s text:c="13"/>AND <text:s/>N.SUBTYPE NOT IN ('TAX'</text:p>
          </table:table-cell>
          <table:table-cell office:value-type="string">
            <text:p>D0001') <text:s text:c="5"/>");"</text:p>
          </table:table-cell>
          <table:table-cell table:number-columns-repeated="100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COMP</text:p>
          </table:table-cell>
          <table:table-cell office:value-type="float" office:value="1217">
            <text:p>1217</text:p>
          </table:table-cell>
          <table:table-cell office:value-type="string">
            <text:p><text:s text:c="8"/>StringBuilder sql = new StringBuilder(SELECT FIRMCODE FROM FIRM WHERE COMP_ID=29 AND SYSDATE BETWEEN STARTDT AND ENDDT");"</text:p>
          </table:table-cell>
          <table:table-cell table:number-columns-repeated="101"/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FIRM</text:p>
          </table:table-cell>
          <table:table-cell office:value-type="float" office:value="1217">
            <text:p>1217</text:p>
          </table:table-cell>
          <table:table-cell office:value-type="string">
            <text:p><text:s text:c="8"/>StringBuilder sql = new StringBuilder(SELECT FIRMCODE FROM FIRM WHERE COMP_ID=29 AND SYSDATE BETWEEN STARTDT AND ENDDT");"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DIVISION</text:p>
          </table:table-cell>
          <table:table-cell office:value-type="float" office:value="717">
            <text:p>717</text:p>
          </table:table-cell>
          <table:table-cell office:value-type="string">
            <text:p>// <text:s text:c="7"/>bankRec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DIVISION</text:p>
          </table:table-cell>
          <table:table-cell office:value-type="float" office:value="798">
            <text:p>798</text:p>
          </table:table-cell>
          <table:table-cell office:value-type="string">
            <text:p><text:s text:c="24"/>bankRec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FIRM</text:p>
          </table:table-cell>
          <table:table-cell office:value-type="float" office:value="801">
            <text:p>801</text:p>
          </table:table-cell>
          <table:table-cell office:value-type="string">
            <text:p><text:s text:c="24"/>bankRec.setFIRM_CODE(getFirmCode());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CATEGORY</text:p>
          </table:table-cell>
          <table:table-cell office:value-type="float" office:value="811">
            <text:p>811</text:p>
          </table:table-cell>
          <table:table-cell office:value-type="string">
            <text:p><text:s text:c="24"/>bankRec.setCATEGORY_CODE(objparymst.getCatCode(bankRec.getDEBIT_ACCODE(), bankRec.getFIRM_CODE()));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FIRM</text:p>
          </table:table-cell>
          <table:table-cell office:value-type="float" office:value="811">
            <text:p>811</text:p>
          </table:table-cell>
          <table:table-cell office:value-type="string">
            <text:p><text:s text:c="24"/>bankRec.setCATEGORY_CODE(objparymst.getCatCode(bankRec.getDEBIT_ACCODE(), bankRec.getFIRM_CODE()));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SUBTYPE</text:p>
          </table:table-cell>
          <table:table-cell office:value-type="float" office:value="835">
            <text:p>835</text:p>
          </table:table-cell>
          <table:table-cell office:value-type="string">
            <text:p><text:s text:c="8"/>String sql= SELECT (CASE WHEN SUBTYPE IN('LIQUID'</text:p>
          </table:table-cell>
          <table:table-cell office:value-type="string">
            <text:p>F0001'</text:p>
          </table:table-cell>
          <table:table-cell office:value-type="string">
            <text:p>S0002'</text:p>
          </table:table-cell>
          <table:table-cell office:value-type="string">
            <text:p>L0002'</text:p>
          </table:table-cell>
          <table:table-cell office:value-type="string">
            <text:p>L0003') THEN 'CASH' " +"</text:p>
          </table:table-cell>
          <table:table-cell table:number-columns-repeated="97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SUBTYPE</text:p>
          </table:table-cell>
          <table:table-cell office:value-type="float" office:value="836">
            <text:p>836</text:p>
          </table:table-cell>
          <table:table-cell office:value-type="string">
            <text:p><text:s text:c="20"/>ELSE SCHTYPE END) SUBTYPE FROM njindiainvest.NAVSCH WHERE SCHCODE='"+schcode+"' ";"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COMP</text:p>
          </table:table-cell>
          <table:table-cell office:value-type="float" office:value="876">
            <text:p>876</text:p>
          </table:table-cell>
          <table:table-cell office:value-type="string">
            <text:p><text:s text:c="8"/>StringBuilder sql = new StringBuilder(SELECT FIRMCODE FROM FIRM WHERE COMP_ID=29 AND SYSDATE BETWEEN STARTDT AND ENDDT");"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FIRM</text:p>
          </table:table-cell>
          <table:table-cell office:value-type="float" office:value="876">
            <text:p>876</text:p>
          </table:table-cell>
          <table:table-cell office:value-type="string">
            <text:p><text:s text:c="8"/>StringBuilder sql = new StringBuilder(SELECT FIRMCODE FROM FIRM WHERE COMP_ID=29 AND SYSDATE BETWEEN STARTDT AND ENDDT");"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SCHMST</text:p>
          </table:table-cell>
          <table:table-cell office:value-type="float" office:value="904">
            <text:p>904</text:p>
          </table:table-cell>
          <table:table-cell office:value-type="string">
            <text:p><text:s text:c="8"/>sqlQ= SELECT SCHCODE FROM njindiainvest.TAC_SCHMST WHERE SCHCODE_DIVR_GR=:schCode AND EX_CODE=:ex_code LIMIT 1";"</text:p>
          </table:table-cell>
          <table:table-cell table:number-columns-repeated="101"/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SCHMST</text:p>
          </table:table-cell>
          <table:table-cell office:value-type="float" office:value="919">
            <text:p>919</text:p>
          </table:table-cell>
          <table:table-cell office:value-type="string">
            <text:p><text:s text:c="12"/>sqlQ= SELECT SCHCODE FROM MFTRAN.TAC_SCHMST WHERE SCHCODE_DIVP =:schCode AND EX_CODE=:ex_code AND ROWNUM=1";"</text:p>
          </table:table-cell>
          <table:table-cell table:number-columns-repeated="101"/>
        </table:table-row>
        <table:table-row table:style-name="ro1">
          <table:table-cell office:value-type="string">
            <text:p>GenerateAllotmentDISModel.java</text:p>
          </table:table-cell>
          <table:table-cell office:value-type="string">
            <text:p>SCHMST</text:p>
          </table:table-cell>
          <table:table-cell office:value-type="float" office:value="380">
            <text:p>380</text:p>
          </table:table-cell>
          <table:table-cell office:value-type="string">
            <text:p><text:s text:c="16"/>INNER JOIN TAC_SCHMST TS ON (TS.SCHCODE=TD.SCHCODE AND TS.EX_CODE=TD.EX_CODE) " +"</text:p>
          </table:table-cell>
          <table:table-cell table:number-columns-repeated="101"/>
        </table:table-row>
        <table:table-row table:style-name="ro1">
          <table:table-cell office:value-type="string">
            <text:p>recoSipTrxnModel.java</text:p>
          </table:table-cell>
          <table:table-cell office:value-type="string">
            <text:p>DIVISION</text:p>
          </table:table-cell>
          <table:table-cell office:value-type="float" office:value="100">
            <text:p>100</text:p>
          </table:table-cell>
          <table:table-cell office:value-type="string">
            <text:p><text:s text:c="8"/>bankRec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recoSipTrxnModel.java</text:p>
          </table:table-cell>
          <table:table-cell office:value-type="string">
            <text:p>DIVISION</text:p>
          </table:table-cell>
          <table:table-cell office:value-type="float" office:value="115">
            <text:p>115</text:p>
          </table:table-cell>
          <table:table-cell office:value-type="string">
            <text:p><text:s text:c="8"/>jv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recoSipTrxnModel.java</text:p>
          </table:table-cell>
          <table:table-cell office:value-type="string">
            <text:p>FIRM</text:p>
          </table:table-cell>
          <table:table-cell office:value-type="float" office:value="262">
            <text:p>262</text:p>
          </table:table-cell>
          <table:table-cell office:value-type="string">
            <text:p><text:s text:c="36"/>bankRec.setFIRM_CODE(objFirm.getFirmCode(dueDate));</text:p>
          </table:table-cell>
          <table:table-cell table:number-columns-repeated="101"/>
        </table:table-row>
        <table:table-row table:style-name="ro1">
          <table:table-cell office:value-type="string">
            <text:p>recoSipTrxnModel.java</text:p>
          </table:table-cell>
          <table:table-cell office:value-type="string">
            <text:p>FIRM</text:p>
          </table:table-cell>
          <table:table-cell office:value-type="float" office:value="281">
            <text:p>281</text:p>
          </table:table-cell>
          <table:table-cell office:value-type="string">
            <text:p><text:s text:c="36"/>jv.setFIRM_CODE(bankRec.getFIRM_CODE());</text:p>
          </table:table-cell>
          <table:table-cell table:number-columns-repeated="101"/>
        </table:table-row>
        <table:table-row table:style-name="ro1">
          <table:table-cell office:value-type="string">
            <text:p>recoSipTrxnModel.java</text:p>
          </table:table-cell>
          <table:table-cell office:value-type="string">
            <text:p>CATEGORY</text:p>
          </table:table-cell>
          <table:table-cell office:value-type="float" office:value="414">
            <text:p>414</text:p>
          </table:table-cell>
          <table:table-cell office:value-type="string">
            <text:p><text:s text:c="8"/>jv.setCATEGORY_CODE(objPartyMast.getCatCode(jv.getDEBIT_ACCODE(), jv.getFIRM_CODE()));</text:p>
          </table:table-cell>
          <table:table-cell table:number-columns-repeated="101"/>
        </table:table-row>
        <table:table-row table:style-name="ro1">
          <table:table-cell office:value-type="string">
            <text:p>recoSipTrxnModel.java</text:p>
          </table:table-cell>
          <table:table-cell office:value-type="string">
            <text:p>FIRM</text:p>
          </table:table-cell>
          <table:table-cell office:value-type="float" office:value="414">
            <text:p>414</text:p>
          </table:table-cell>
          <table:table-cell office:value-type="string">
            <text:p><text:s text:c="8"/>jv.setCATEGORY_CODE(objPartyMast.getCatCode(jv.getDEBIT_ACCODE(), jv.getFIRM_CODE())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DIVISION</text:p>
          </table:table-cell>
          <table:table-cell office:value-type="float" office:value="328">
            <text:p>328</text:p>
          </table:table-cell>
          <table:table-cell office:value-type="string">
            <text:p><text:s text:c="12"/>bankRec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331">
            <text:p>331</text:p>
          </table:table-cell>
          <table:table-cell office:value-type="string">
            <text:p><text:s text:c="12"/>bankRec.setFIRM_CODE(firmCode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345">
            <text:p>345</text:p>
          </table:table-cell>
          <table:table-cell office:value-type="string">
            <text:p><text:s text:c="12"/>jvClient.setFIRM_CODE(firmCode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CATEGORY</text:p>
          </table:table-cell>
          <table:table-cell office:value-type="float" office:value="346">
            <text:p>346</text:p>
          </table:table-cell>
          <table:table-cell office:value-type="string">
            <text:p><text:s text:c="12"/>jvClient.setCATEGORY_CODE(getCatCode(jvClient.getDEBIT_ACCODE(), jvClient.getFIRM_CODE())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346">
            <text:p>346</text:p>
          </table:table-cell>
          <table:table-cell office:value-type="string">
            <text:p><text:s text:c="12"/>jvClient.setCATEGORY_CODE(getCatCode(jvClient.getDEBIT_ACCODE(), jvClient.getFIRM_CODE())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DIVISION</text:p>
          </table:table-cell>
          <table:table-cell office:value-type="float" office:value="352">
            <text:p>352</text:p>
          </table:table-cell>
          <table:table-cell office:value-type="string">
            <text:p><text:s text:c="12"/>jvClient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368">
            <text:p>368</text:p>
          </table:table-cell>
          <table:table-cell office:value-type="string">
            <text:p><text:s text:c="12"/>jvBrokerage.setFIRM_CODE(firmCode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CATEGORY</text:p>
          </table:table-cell>
          <table:table-cell office:value-type="float" office:value="369">
            <text:p>369</text:p>
          </table:table-cell>
          <table:table-cell office:value-type="string">
            <text:p><text:s text:c="12"/>jvBrokerage.setCATEGORY_CODE(getCatCode(jvBrokerage.getDEBIT_ACCODE(), jvBrokerage.getFIRM_CODE())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369">
            <text:p>369</text:p>
          </table:table-cell>
          <table:table-cell office:value-type="string">
            <text:p><text:s text:c="12"/>jvBrokerage.setCATEGORY_CODE(getCatCode(jvBrokerage.getDEBIT_ACCODE(), jvBrokerage.getFIRM_CODE())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DIVISION</text:p>
          </table:table-cell>
          <table:table-cell office:value-type="float" office:value="375">
            <text:p>375</text:p>
          </table:table-cell>
          <table:table-cell office:value-type="string">
            <text:p><text:s text:c="12"/>jvBrokerage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391">
            <text:p>391</text:p>
          </table:table-cell>
          <table:table-cell office:value-type="string">
            <text:p><text:s text:c="12"/>jvServiceTax.setFIRM_CODE(firmCode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CATEGORY</text:p>
          </table:table-cell>
          <table:table-cell office:value-type="float" office:value="392">
            <text:p>392</text:p>
          </table:table-cell>
          <table:table-cell office:value-type="string">
            <text:p><text:s text:c="12"/>jvServiceTax.setCATEGORY_CODE(getCatCode(jvServiceTax.getDEBIT_ACCODE(), jvServiceTax.getFIRM_CODE())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392">
            <text:p>392</text:p>
          </table:table-cell>
          <table:table-cell office:value-type="string">
            <text:p><text:s text:c="12"/>jvServiceTax.setCATEGORY_CODE(getCatCode(jvServiceTax.getDEBIT_ACCODE(), jvServiceTax.getFIRM_CODE())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DIVISION</text:p>
          </table:table-cell>
          <table:table-cell office:value-type="float" office:value="398">
            <text:p>398</text:p>
          </table:table-cell>
          <table:table-cell office:value-type="string">
            <text:p><text:s text:c="12"/>jvServiceTax.setDIVISION_CODE(D01");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405">
            <text:p>405</text:p>
          </table:table-cell>
          <table:table-cell office:value-type="string">
            <text:p><text:s text:c="12"/>jvServiceTax.setFIRM_CODE(firmCode);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PARTY</text:p>
          </table:table-cell>
          <table:table-cell office:value-type="float" office:value="751">
            <text:p>751</text:p>
          </table:table-cell>
          <table:table-cell office:value-type="string">
            <text:p><text:s text:c="12"/>catCode = sqlObj.getString(SELECT CATCODE FROM PARTYMAST " +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PARTYMAST</text:p>
          </table:table-cell>
          <table:table-cell office:value-type="float" office:value="751">
            <text:p>751</text:p>
          </table:table-cell>
          <table:table-cell office:value-type="string">
            <text:p><text:s text:c="12"/>catCode = sqlObj.getString(SELECT CATCODE FROM PARTYMAST " +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PARTY</text:p>
          </table:table-cell>
          <table:table-cell office:value-type="float" office:value="752">
            <text:p>752</text:p>
          </table:table-cell>
          <table:table-cell office:value-type="string">
            <text:p><text:s text:c="40"/>WHERE PARTYCODE=:partyCode " +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753">
            <text:p>753</text:p>
          </table:table-cell>
          <table:table-cell office:value-type="string">
            <text:p><text:s text:c="40"/>AND FIRMCODE=:firmCode"</text:p>
          </table:table-cell>
          <table:table-cell office:value-type="string">
            <text:p><text:s/>new MapSqlParameterSource(map)</text:p>
          </table:table-cell>
          <table:table-cell office:value-type="string">
            <text:p><text:s/>SchemaFactory.Dbschema.Fas.getSchema());"</text:p>
          </table:table-cell>
          <table:table-cell table:number-columns-repeated="99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COMP</text:p>
          </table:table-cell>
          <table:table-cell office:value-type="float" office:value="761">
            <text:p>761</text:p>
          </table:table-cell>
          <table:table-cell office:value-type="string">
            <text:p><text:s text:c="8"/>StringBuilder sql = new StringBuilder(SELECT FIRMCODE FROM FIRM WHERE COMP_ID=29 AND TO_DATE(:date</text:p>
          </table:table-cell>
          <table:table-cell office:value-type="string">
            <text:p>DD/MM/YYYY') BETWEEN STARTDT AND ENDDT");"</text:p>
          </table:table-cell>
          <table:table-cell table:number-columns-repeated="100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761">
            <text:p>761</text:p>
          </table:table-cell>
          <table:table-cell office:value-type="string">
            <text:p><text:s text:c="8"/>StringBuilder sql = new StringBuilder(SELECT FIRMCODE FROM FIRM WHERE COMP_ID=29 AND TO_DATE(:date</text:p>
          </table:table-cell>
          <table:table-cell office:value-type="string">
            <text:p>DD/MM/YYYY') BETWEEN STARTDT AND ENDDT");"</text:p>
          </table:table-cell>
          <table:table-cell table:number-columns-repeated="100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LEDGER</text:p>
          </table:table-cell>
          <table:table-cell office:value-type="float" office:value="792">
            <text:p>792</text:p>
          </table:table-cell>
          <table:table-cell office:value-type="string">
            <text:p><text:s text:c="8"/>String sql = SELECT COUNT(*) CH_CNT FROM LEDGER " +"</text:p>
          </table:table-cell>
          <table:table-cell table:number-columns-repeated="101"/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PARTY</text:p>
          </table:table-cell>
          <table:table-cell office:value-type="float" office:value="793">
            <text:p>793</text:p>
          </table:table-cell>
          <table:table-cell office:value-type="string">
            <text:p><text:s text:c="21"/>WHERE LPAD(CH_NO</text:p>
          </table:table-cell>
          <table:table-cell office:value-type="float" office:value="10">
            <text:p>10</text:p>
          </table:table-cell>
          <table:table-cell office:value-type="string">
            <text:p>0')=LPAD(:ch_no</text:p>
          </table:table-cell>
          <table:table-cell office:value-type="float" office:value="10">
            <text:p>10</text:p>
          </table:table-cell>
          <table:table-cell office:value-type="string">
            <text:p>0') AND PARTYCODE = :bank_acc";"</text:p>
          </table:table-cell>
          <table:table-cell table:number-columns-repeated="97"/>
        </table:table-row>
        <table:table-row table:style-name="ro1">
          <table:table-cell office:value-type="string">
            <text:p>generateDISFileModel.java</text:p>
          </table:table-cell>
          <table:table-cell office:value-type="string">
            <text:p>SCHMST</text:p>
          </table:table-cell>
          <table:table-cell office:value-type="float" office:value="446">
            <text:p>446</text:p>
          </table:table-cell>
          <table:table-cell office:value-type="string">
            <text:p><text:s text:c="16"/>INNER JOIN TAC_SCHMST TS ON (TS.SCHCODE=TD.SCHCODE AND TS.EX_CODE=TD.EX_CODE) " +"</text:p>
          </table:table-cell>
          <table:table-cell table:number-columns-repeated="101"/>
        </table:table-row>
        <table:table-row table:style-name="ro1">
          <table:table-cell office:value-type="string">
            <text:p>allotmentFileImpModel.java</text:p>
          </table:table-cell>
          <table:table-cell office:value-type="string">
            <text:p>SUBTYPE</text:p>
          </table:table-cell>
          <table:table-cell office:value-type="float" office:value="771">
            <text:p>771</text:p>
          </table:table-cell>
          <table:table-cell office:value-type="string">
            <text:p><text:s text:c="8"/>String sql= SELECT (CASE WHEN SUBTYPE IN('LIQUID'</text:p>
          </table:table-cell>
          <table:table-cell office:value-type="string">
            <text:p>F0001'</text:p>
          </table:table-cell>
          <table:table-cell office:value-type="string">
            <text:p>S0002'</text:p>
          </table:table-cell>
          <table:table-cell office:value-type="string">
            <text:p>L0002'</text:p>
          </table:table-cell>
          <table:table-cell office:value-type="string">
            <text:p>L0003') THEN 'CASH' " +"</text:p>
          </table:table-cell>
          <table:table-cell table:number-columns-repeated="97"/>
        </table:table-row>
        <table:table-row table:style-name="ro1">
          <table:table-cell office:value-type="string">
            <text:p>allotmentFileImpModel.java</text:p>
          </table:table-cell>
          <table:table-cell office:value-type="string">
            <text:p>SUBTYPE</text:p>
          </table:table-cell>
          <table:table-cell office:value-type="float" office:value="772">
            <text:p>772</text:p>
          </table:table-cell>
          <table:table-cell office:value-type="string">
            <text:p><text:s text:c="20"/>ELSE SCHTYPE END) SUBTYPE FROM njindiainvest.NAVSCH WHERE SCHCODE='"+schcode+"' ";"</text:p>
          </table:table-cell>
          <table:table-cell table:number-columns-repeated="101"/>
        </table:table-row>
        <table:table-row table:style-name="ro1">
          <table:table-cell office:value-type="string">
            <text:p>allotmentFileImpModel.java</text:p>
          </table:table-cell>
          <table:table-cell office:value-type="string">
            <text:p>SCHMST</text:p>
          </table:table-cell>
          <table:table-cell office:value-type="float" office:value="818">
            <text:p>818</text:p>
          </table:table-cell>
          <table:table-cell office:value-type="string">
            <text:p><text:s text:c="8"/>sqlQ=SELECT SCHCODE FROM njindiainvest.TAC_SCHMST WHERE SCHCODE_DIVR_GR=:exSchCode and EX_CODE=:exCode";"</text:p>
          </table:table-cell>
          <table:table-cell table:number-columns-repeated="101"/>
        </table:table-row>
        <table:table-row table:style-name="ro1">
          <table:table-cell office:value-type="string">
            <text:p>allotmentFileImpModel.java</text:p>
          </table:table-cell>
          <table:table-cell office:value-type="string">
            <text:p>SCHMST</text:p>
          </table:table-cell>
          <table:table-cell office:value-type="float" office:value="829">
            <text:p>829</text:p>
          </table:table-cell>
          <table:table-cell office:value-type="string">
            <text:p><text:s text:c="12"/>sqlQ=SELECT SCHCODE FROM njindiainvest.TAC_SCHMST WHERE SCHCODE_DIVP=:exSchCode and EX_CODE=:exCode";"</text:p>
          </table:table-cell>
          <table:table-cell table:number-columns-repeated="101"/>
        </table:table-row>
        <table:table-row table:style-name="ro1">
          <table:table-cell office:value-type="string">
            <text:p>ExchangeSIPExportModel.java</text:p>
          </table:table-cell>
          <table:table-cell office:value-type="string">
            <text:p>SCHMST</text:p>
          </table:table-cell>
          <table:table-cell office:value-type="float" office:value="313">
            <text:p>313</text:p>
          </table:table-cell>
          <table:table-cell office:value-type="string">
            <text:p><text:s text:c="8"/>query.append(INNER JOIN njindiainvest.TAC_SCHMST TSM ON TSM.SCHCODE = S.SCHCODE AND TSM.EX_CODE = S.EX_CODE ");"</text:p>
          </table:table-cell>
          <table:table-cell table:number-columns-repeated="101"/>
        </table:table-row>
        <table:table-row table:style-name="ro1">
          <table:table-cell office:value-type="string">
            <text:p>ExchangeSIPExportModel.java</text:p>
          </table:table-cell>
          <table:table-cell office:value-type="string">
            <text:p>COMP</text:p>
          </table:table-cell>
          <table:table-cell office:value-type="float" office:value="315">
            <text:p>315</text:p>
          </table:table-cell>
          <table:table-cell office:value-type="string">
            <text:p><text:s text:c="8"/>query.append(INNER JOIN njindiainvest.COMPANY CM ON CM.CCODE = NV.CCODE ");"</text:p>
          </table:table-cell>
          <table:table-cell table:number-columns-repeated="101"/>
        </table:table-row>
        <table:table-row table:style-name="ro1">
          <table:table-cell office:value-type="string">
            <text:p>ExportUtilityModel.java</text:p>
          </table:table-cell>
          <table:table-cell office:value-type="string">
            <text:p>CATEGORY</text:p>
          </table:table-cell>
          <table:table-cell office:value-type="float" office:value="1179">
            <text:p>1179</text:p>
          </table:table-cell>
          <table:table-cell office:value-type="string">
            <text:p><text:s text:c="8"/>queryForClientInfo.append( '' AS 'CLIENT RMS CATEGORY'</text:p>
          </table:table-cell>
          <table:table-cell office:value-type="string">
            <text:p><text:s/>");"</text:p>
          </table:table-cell>
          <table:table-cell table:number-columns-repeated="100"/>
        </table:table-row>
        <table:table-row table:style-name="ro1">
          <table:table-cell office:value-type="string">
            <text:p>ExportUtilityModel.java</text:p>
          </table:table-cell>
          <table:table-cell office:value-type="string">
            <text:p>COMP</text:p>
          </table:table-cell>
          <table:table-cell office:value-type="float" office:value="1213">
            <text:p>1213</text:p>
          </table:table-cell>
          <table:table-cell office:value-type="string">
            <text:p><text:s text:c="8"/>queryForClientInfo.append( 'Y' AS 'KYC COMPLIANT'</text:p>
          </table:table-cell>
          <table:table-cell office:value-type="string">
            <text:p><text:s/>");"</text:p>
          </table:table-cell>
          <table:table-cell table:number-columns-repeated="100"/>
        </table:table-row>
        <table:table-row table:style-name="ro1">
          <table:table-cell office:value-type="string">
            <text:p>ExchangeSIPImportModel.java</text:p>
          </table:table-cell>
          <table:table-cell office:value-type="string">
            <text:p>SCHMST</text:p>
          </table:table-cell>
          <table:table-cell office:value-type="float" office:value="704">
            <text:p>704</text:p>
          </table:table-cell>
          <table:table-cell office:value-type="string">
            <text:p><text:s text:c="8"/>sqlQ= SELECT SCHCODE FROM njindiainvest.TAC_SCHMST WHERE SCHCODE_DIVR_GR=:schCode AND EX_CODE=:ex_code LIMIT 1";"</text:p>
          </table:table-cell>
          <table:table-cell table:number-columns-repeated="101"/>
        </table:table-row>
        <table:table-row table:style-name="ro1">
          <table:table-cell office:value-type="string">
            <text:p>ExchangeSIPImportModel.java</text:p>
          </table:table-cell>
          <table:table-cell office:value-type="string">
            <text:p>SCHMST</text:p>
          </table:table-cell>
          <table:table-cell office:value-type="float" office:value="719">
            <text:p>719</text:p>
          </table:table-cell>
          <table:table-cell office:value-type="string">
            <text:p><text:s text:c="12"/>sqlQ= SELECT SCHCODE FROM MFTRAN.TAC_SCHMST WHERE SCHCODE_DIVP =:schCode AND EX_CODE=:ex_code AND ROWNUM=1";"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435">
            <text:p>435</text:p>
          </table:table-cell>
          <table:table-cell office:value-type="string">
            <text:p><text:s text:c="12"/>FROM njindiainvest.TAC_SCHMST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449">
            <text:p>449</text:p>
          </table:table-cell>
          <table:table-cell office:value-type="string">
            <text:p><text:s text:c="23"/>FROM njindiainvest.TAC_SCHMST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459">
            <text:p>459</text:p>
          </table:table-cell>
          <table:table-cell office:value-type="string">
            <text:p><text:s text:c="23"/>FROM njindiainvest.TAC_SCHMST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471">
            <text:p>471</text:p>
          </table:table-cell>
          <table:table-cell office:value-type="string">
            <text:p><text:s text:c="31"/>FROM njindiainvest.TAC_SCHMST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986">
            <text:p>986</text:p>
          </table:table-cell>
          <table:table-cell office:value-type="string">
            <text:p><text:s text:c="29"/>SELECT COUNT(SCHCODE),SCHCODE INTO v_schemeCnt,v_schcode FROM njindiainvest.TAC_SCHMST 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997">
            <text:p>997</text:p>
          </table:table-cell>
          <table:table-cell office:value-type="string">
            <text:p><text:s text:c="24"/>SELECT COUNT(SCHCODE),SCHCODE INTO v_schemeCnt,v_schcode FROM njindiainvest.TAC_SCHMST WHERE EX_CODE=VAR_EXCODE AND SCHCODE_DIVP = VAR_EX_SCHCODE;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1146">
            <text:p>1146</text:p>
          </table:table-cell>
          <table:table-cell office:value-type="string">
            <text:p><text:s text:c="4"/>select COUNT(SCHCODE),SCHCODE into v_cnt,v_schcode from njindiainvest.TAC_SCHMST 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CHMST</text:p>
          </table:table-cell>
          <table:table-cell office:value-type="float" office:value="1149">
            <text:p>1149</text:p>
          </table:table-cell>
          <table:table-cell office:value-type="string">
            <text:p><text:s text:c="8"/>select count(SCHCODE),SCHCODE into v_cnt,v_schcode from njindiainvest.TAC_SCHMST 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UBTYPE</text:p>
          </table:table-cell>
          <table:table-cell office:value-type="float" office:value="1173">
            <text:p>1173</text:p>
          </table:table-cell>
          <table:table-cell office:value-type="string">
            <text:p><text:s text:c="4"/>SELECT (CASE WHEN SUBTYPE IN('LIQUID','F0001','S0002','L0002','L0003') THEN 'CASH' </text:p>
          </table:table-cell>
          <table:table-cell table:number-columns-repeated="101"/>
        </table:table-row>
        <table:table-row table:style-name="ro1">
          <table:table-cell office:value-type="string">
            <text:p>trading.sql</text:p>
          </table:table-cell>
          <table:table-cell office:value-type="string">
            <text:p>SUBTYPE</text:p>
          </table:table-cell>
          <table:table-cell office:value-type="float" office:value="1174">
            <text:p>1174</text:p>
          </table:table-cell>
          <table:table-cell office:value-type="string">
            <text:p><text:s text:c="20"/>ELSE SCHTYPE END) SUBTYPE INTO v_schtype FROM njindiainvest.NAVSCH WHERE SCHCODE=VAR_SCHCODE; </text:p>
          </table:table-cell>
          <table:table-cell table:number-columns-repeated="1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12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063" meta:object-count="0"/>
    <meta:generator>OpenOffice.org/3.1$Linux OpenOffice.org_project/310m19$Build-9420</meta:generator>
  </office:meta>
</office:document-meta>
</file>